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/>
    <style:font-face style:name="Verdana" svg:font-family="Verdan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3.3752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5528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0.0992in"/>
    </style:style>
    <style:style style:name="co9" style:family="table-column">
      <style:table-column-properties fo:break-before="auto" style:column-width="0.2374in"/>
    </style:style>
    <style:style style:name="co10" style:family="table-column">
      <style:table-column-properties fo:break-before="auto" style:column-width="0.4272in"/>
    </style:style>
    <style:style style:name="co11" style:family="table-column">
      <style:table-column-properties fo:break-before="auto" style:column-width="0.4016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7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 style:data-style-name="N7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cc" fo:padding="0.028in"/>
    </style:style>
    <style:style style:name="ce9" style:family="table-cell" style:parent-style-name="Default">
      <style:table-cell-properties fo:background-color="transparent" fo:padding="0.028in"/>
    </style:style>
    <style:style style:name="ce10" style:family="table-cell" style:parent-style-name="Default" style:data-style-name="N125">
      <style:table-cell-properties fo:background-color="#fcf305" fo:padding="0.028in"/>
    </style:style>
    <style:style style:name="ce11" style:family="table-cell" style:parent-style-name="Default" style:data-style-name="N125">
      <style:table-cell-properties fo:padding="0.028in"/>
    </style:style>
    <style:style style:name="ce12" style:family="table-cell" style:parent-style-name="Default" style:data-style-name="N125">
      <style:table-cell-properties fo:background-color="#ffff99" fo:padding="0.028in"/>
    </style:style>
    <style:style style:name="ce13" style:family="table-cell" style:parent-style-name="Default" style:data-style-name="N1">
      <style:table-cell-properties fo:padding="0.028in"/>
    </style:style>
    <style:style style:name="ce1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16" style:family="table-cell" style:parent-style-name="Default" style:data-style-name="N125">
      <style:table-cell-properties fo:border-bottom="none" fo:background-color="#ccffcc" style:diagonal-bl-tr="none" style:diagonal-tl-br="none" fo:border-left="1.76pt solid #000000" fo:padding="0.028in" fo:border-right="none" style:rotation-align="none" fo:border-top="none"/>
    </style:style>
    <style:style style:name="ce17" style:family="table-cell" style:parent-style-name="Default">
      <style:table-cell-properties fo:border-bottom="0.74pt solid #000000" fo:background-color="#ffff99" style:diagonal-bl-tr="none" style:diagonal-tl-br="none" fo:border-left="1.76pt solid #000000" fo:padding="0.028in" fo:border-right="0.74pt solid #000000" style:rotation-align="none" fo:border-top="0.74pt solid #000000"/>
    </style:style>
    <style:style style:name="ce18" style:family="table-cell" style:parent-style-name="Default" style:data-style-name="N125">
      <style:table-cell-properties fo:border-bottom="1.76pt solid #000000" fo:background-color="#ffff99" style:diagonal-bl-tr="none" style:diagonal-tl-br="none" fo:border-left="1.76pt solid #000000" fo:padding="0.028in" fo:border-right="0.74pt solid #000000" style:rotation-align="none" fo:border-top="0.74pt solid #000000"/>
    </style:style>
    <style:style style:name="ce19" style:family="table-cell" style:parent-style-name="Default">
      <style:table-cell-properties fo:border-bottom="none" fo:background-color="#ccffcc" style:diagonal-bl-tr="none" style:diagonal-tl-br="none" fo:border-left="1.76pt solid #000000" fo:padding="0.028in" fo:border-right="none" style:rotation-align="none" fo:border-top="1.76pt solid #000000"/>
    </style:style>
    <style:style style:name="ce20" style:family="table-cell" style:parent-style-name="Default">
      <style:table-cell-properties fo:border-bottom="none" fo:background-color="#ccffcc" style:diagonal-bl-tr="none" style:diagonal-tl-br="none" fo:border-left="1.76pt solid #000000" fo:padding="0.028in" fo:border-right="none" style:rotation-align="none" fo:border-top="none"/>
    </style:style>
    <style:style style:name="ce21" style:family="table-cell" style:parent-style-name="Default" style:data-style-name="N2">
      <style:table-cell-properties fo:padding="0.028in"/>
    </style:style>
    <style:style style:name="ce2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in" style:writing-mode="page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24" style:family="table-cell" style:parent-style-name="Default" style:data-style-name="N125">
      <style:table-cell-properties fo:border-bottom="none" fo:background-color="#ccffcc" style:diagonal-bl-tr="none" style:diagonal-tl-br="none" fo:border-left="none" fo:padding="0.028in" fo:border-right="1.76pt solid #000000" style:rotation-align="none" fo:border-top="none"/>
    </style:style>
    <style:style style:name="ce25" style:family="table-cell" style:parent-style-name="Default">
      <style:table-cell-properties fo:border-bottom="0.74pt solid #000000" fo:background-color="#ffff99" style:diagonal-bl-tr="none" style:diagonal-tl-br="none" fo:border-left="0.74pt solid #000000" fo:padding="0.028in" fo:border-right="1.76pt solid #000000" style:rotation-align="none" fo:border-top="0.74pt solid #000000"/>
    </style:style>
    <style:style style:name="ce26" style:family="table-cell" style:parent-style-name="Default">
      <style:table-cell-properties fo:border-bottom="1.76pt solid #000000" fo:background-color="#c0c0c0" style:diagonal-bl-tr="none" style:diagonal-tl-br="none" fo:border-left="none" fo:padding="0.028in" fo:border-right="1.76pt solid #000000" style:rotation-align="none" fo:border-top="none"/>
    </style:style>
    <style:style style:name="ce27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000000" style:rotation-align="none" fo:border-top="1.76pt solid #000000"/>
    </style:style>
    <style:style style:name="ce28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000000" style:rotation-align="none" fo:border-top="non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complex="10pt" fo:font-style="normal" style:text-outline="false" style:text-position="0% 100%" style:font-name="Verdana" fo:text-shadow="none" style:font-style-asian="normal" style:font-weight-complex="normal" style:font-weight-asian="normal" style:text-line-through-type="none" style:text-underline-style="none" style:text-underline-color="font-color" fo:font-weight="normal" fo:font-size="10pt" style:font-style-complex="normal" style:use-window-font-color="true" style:font-name-complex="Verdana" style:font-size-asian="10pt"/>
    </style:style>
    <style:style style:name="T2" style:family="text">
      <style:text-properties style:font-size-complex="10pt" fo:font-style="normal" style:text-outline="false" style:font-name="Verdana" fo:text-shadow="none" style:font-style-asian="normal" style:font-weight-complex="normal" style:font-weight-asian="normal" style:text-line-through-type="none" style:text-underline-style="none" style:text-underline-color="font-color" fo:font-weight="normal" fo:font-size="10pt" style:font-style-complex="normal" style:use-window-font-color="true" style:font-name-complex="Verdana" style:font-size-asian="10pt" style:text-position="-33% 58%"/>
    </style:style>
    <style:style style:name="T3" style:family="text">
      <style:text-properties style:font-size-complex="10pt" fo:font-style="normal" style:text-outline="false" style:font-name="Verdana" fo:text-shadow="none" style:font-style-asian="normal" style:font-weight-complex="normal" style:font-weight-asian="normal" style:text-line-through-type="none" style:text-underline-style="none" style:text-underline-color="font-color" fo:font-weight="normal" fo:font-size="10pt" style:font-style-complex="normal" style:use-window-font-color="true" style:font-name-complex="Verdana" style:font-size-asian="10pt" style:text-position="0% 100%"/>
    </style:style>
    <style:style style:name="T4" style:family="text">
      <style:text-properties fo:font-style="normal" style:font-size-asian="10pt" style:text-outline="false" style:text-position="0% 100%" style:font-style-complex="normal" style:font-style-asian="normal" style:font-weight-complex="normal" style:font-weight-asian="normal" style:font-size-complex="10pt" style:text-underline-style="none" style:text-underline-color="font-color" fo:font-weight="normal" fo:font-size="10pt" style:font-name="Verdana" fo:text-shadow="none" style:use-window-font-color="true" style:font-name-complex="Verdana" style:text-line-through-type="none"/>
    </style:style>
    <style:style style:name="T5" style:family="text">
      <style:text-properties fo:font-style="normal" style:font-size-asian="10pt" style:text-outline="false" style:font-style-complex="normal" style:font-style-asian="normal" style:font-weight-complex="normal" style:font-weight-asian="normal" style:font-size-complex="10pt" style:text-underline-style="none" style:text-underline-color="font-color" fo:font-weight="normal" fo:font-size="10pt" style:font-name="Verdana" fo:text-shadow="none" style:use-window-font-color="true" style:font-name-complex="Verdana" style:text-line-through-type="none" style:text-position="-33% 58%"/>
    </style:style>
    <style:style style:name="T6" style:family="text">
      <style:text-properties fo:font-style="normal" style:font-size-asian="10pt" style:text-outline="false" style:font-style-complex="normal" style:font-style-asian="normal" style:font-weight-complex="normal" style:font-weight-asian="normal" style:font-size-complex="10pt" style:text-underline-style="none" style:text-underline-color="font-color" fo:font-weight="normal" fo:font-size="10pt" style:font-name="Verdana" fo:text-shadow="none" style:use-window-font-color="true" style:font-name-complex="Verdana" style:text-line-through-type="none" style:text-position="0% 100%"/>
    </style:style>
    <style:style style:name="T7" style:family="text">
      <style:text-properties style:font-name="Symbol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use-window-font-color="true"/>
    </style:style>
    <style:style style:name="T8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use-window-font-color="true" style:font-name="Verdana" style:font-name-complex="Verdana"/>
    </style:style>
    <style:style style:name="T9" style:family="text">
      <style:text-properties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use-window-font-color="true" style:font-name="Verdana" style:font-name-complex="Verdana" style:text-position="33% 58%"/>
    </style:style>
    <style:style style:name="T10" style:family="text">
      <style:text-properties style:font-style-complex="normal" fo:text-shadow="none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Verdana" style:font-size-asian="10pt" style:font-size-complex="10pt" style:font-weight-asian="normal" style:font-weight-complex="normal" style:font-style-asian="normal" style:font-name="Verdana"/>
    </style:style>
    <style:style style:name="T11" style:family="text">
      <style:text-properties style:font-style-complex="normal" fo:text-shadow="none" fo:font-size="10pt" fo:font-weight="normal" style:text-underline-style="none" style:text-underline-color="font-color" style:text-line-through-type="none" fo:font-style="normal" style:text-outline="false" style:use-window-font-color="true" style:font-name-complex="Verdana" style:font-size-asian="10pt" style:font-size-complex="10pt" style:font-weight-asian="normal" style:font-weight-complex="normal" style:font-style-asian="normal" style:font-name="Verdana" style:text-position="33% 58%"/>
    </style:style>
    <style:style style:name="T12" style:family="text">
      <style:text-properties style:font-style-complex="normal" fo:text-shadow="none" fo:font-size="10pt" fo:font-weight="normal" style:text-underline-style="none" style:text-underline-color="font-color" style:text-line-through-type="none" fo:font-style="normal" style:text-outline="false" style:use-window-font-color="true" style:font-name-complex="Verdana" style:font-size-asian="10pt" style:font-size-complex="10pt" style:font-weight-asian="normal" style:font-weight-complex="normal" style:font-style-asian="normal" style:font-name="Verdana" style:text-position="0% 100%"/>
    </style:style>
    <style:style style:name="T1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Verdana" style:font-size-asian="10pt" style:font-size-complex="10pt" style:font-weight-asian="normal" style:font-weight-complex="normal" style:font-style-asian="normal" style:font-name="Verdana"/>
    </style:style>
    <style:style style:name="T14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Symbol"/>
    </style:style>
    <style:style style:name="T15" style:family="text">
      <style:text-properties style:font-size-complex="10pt" fo:font-style="normal" style:text-outline="false" style:font-name="Verdana" fo:text-shadow="none" style:font-style-asian="normal" style:font-weight-complex="normal" style:font-weight-asian="normal" style:text-line-through-type="none" style:text-underline-style="none" style:text-underline-color="font-color" fo:font-weight="normal" fo:font-size="10pt" style:font-style-complex="normal" style:use-window-font-color="true" style:font-name-complex="Verdana" style:font-size-asian="10pt" style:text-position="33% 58%"/>
    </style:style>
    <style:style style:name="T16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Symbol"/>
    </style:style>
    <style:style style:name="T17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Verdana" style:text-position="-33% 58%" style:font-name-complex="Verdana"/>
    </style:style>
    <style:style style:name="T18" style:family="text">
      <style:text-properties style:font-name="Verdana" style:font-style-complex="normal" style:font-style-asian="normal" style:font-weight-complex="normal" style:font-weight-asian="normal" style:font-size-complex="10pt" style:font-size-asian="10pt" style:font-name-complex="Verdana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19" style:family="text">
      <style:text-properties style:font-name="Verdana" style:font-style-complex="normal" style:font-style-asian="normal" style:font-weight-complex="normal" style:font-weight-asian="normal" style:font-size-complex="10pt" style:font-size-asian="10pt" style:font-name-complex="Verdana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Circumcirc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3" table:default-cell-style-name="ce2"/>
        <table:table-row table:style-name="ro1">
          <table:table-cell table:style-name="ce1" office:value-type="string" calcext:value-type="string">
            <text:p>Circumcircle / Circumcente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he circumcenter is the intersection of the perpendicular bisectors of the sid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t is the intersection of the perpendicular bisectors of the sid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his can be used to fit a circle to any three poin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red Seelig</text:p>
          </table:table-cell>
          <table:table-cell table:number-columns-repeated="63"/>
        </table:table-row>
        <table:table-row table:style-name="ro2">
          <table:table-cell table:style-name="ce3" office:value-type="date" office:date-value="2007-05-24" calcext:value-type="date" table:number-columns-spanned="2" table:number-rows-spanned="1">
            <text:p>May 24, 2007</text:p>
          </table:table-cell>
          <table:covered-table-cell table:style-name="ce3"/>
          <table:table-cell table:style-name="ce5"/>
          <table:table-cell table:number-columns-repeated="61"/>
        </table:table-row>
        <table:table-row table:style-name="ro2">
          <table:table-cell office:value-type="string" calcext:value-type="string">
            <text:p>Updated Nov. 7, 201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nsistent with equations found in "circumcenter," Everything2 writeup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>
            <draw:frame draw:z-index="0" draw:name="Chart 1" draw:style-name="gr1" draw:text-style-name="P1" svg:width="4.6142in" svg:height="4.4504in" svg:x="0.4945in" svg:y="0.1386in">
              <draw:object draw:notify-on-update-of-ranges="Circumcircle.J12:Circumcircle.J15 Circumcircle.K12:Circumcircle.K15 Circumcircle.J18:Circumcircle.J18 Circumcircle.K18:Circumcircle.K18 Circumcircle.J46:Circumcircle.J82 Circumcircle.K46:Circumcircle.K8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1"/>
        </table:table-row>
        <table:table-row table:style-name="ro2">
          <table:table-cell table:style-name="ce4" office:value-type="string" calcext:value-type="string">
            <text:p>Triangle - Vertices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^2+y^2</text:p>
          </table:table-cell>
          <table:table-cell table:number-columns-repeated="2"/>
          <table:table-cell table:style-name="ce6" office:value-type="string" calcext:value-type="string">
            <text:p>Triangle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/>
          <table:table-cell office:value-type="string" calcext:value-type="string">
            <text:p>A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-2" calcext:value-type="float">
            <text:p>-2</text:p>
          </table:table-cell>
          <table:table-cell table:formula="of:=[.E12]^2+[.F12]^2" office:value-type="float" office:value="13" calcext:value-type="float">
            <text:p>13</text:p>
          </table:table-cell>
          <table:table-cell table:number-columns-repeated="2"/>
          <table:table-cell table:formula="of:=[.E12]" office:value-type="float" office:value="-3" calcext:value-type="float">
            <text:p>-3</text:p>
          </table:table-cell>
          <table:table-cell table:formula="of:=[.F12]" office:value-type="float" office:value="-2" calcext:value-type="float">
            <text:p>-2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/>
          <table:table-cell office:value-type="string" calcext:value-type="string">
            <text:p>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formula="of:=[.E13]^2+[.F13]^2" office:value-type="float" office:value="36" calcext:value-type="float">
            <text:p>36</text:p>
          </table:table-cell>
          <table:table-cell table:number-columns-repeated="2"/>
          <table:table-cell table:formula="of:=[.E13]" office:value-type="float" office:value="6" calcext:value-type="float">
            <text:p>6</text:p>
          </table:table-cell>
          <table:table-cell table:formula="of:=[.F13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/>
          <table:table-cell office:value-type="string" calcext:value-type="string">
            <text:p>C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formula="of:=[.E14]^2+[.F14]^2" office:value-type="float" office:value="53" calcext:value-type="float">
            <text:p>53</text:p>
          </table:table-cell>
          <table:table-cell table:number-columns-repeated="2"/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 office:value-type="string" calcext:value-type="string">
            <text:p>(hide)</text:p>
          </table:table-cell>
          <table:table-cell office:value-type="string" calcext:value-type="string">
            <text:p>A</text:p>
          </table:table-cell>
          <table:table-cell table:style-name="ce9" table:formula="of:=[.E12]" office:value-type="float" office:value="-3" calcext:value-type="float">
            <text:p>-3</text:p>
          </table:table-cell>
          <table:table-cell table:style-name="ce9" table:formula="of:=[.F12]" office:value-type="float" office:value="-2" calcext:value-type="float">
            <text:p>-2</text:p>
          </table:table-cell>
          <table:table-cell table:style-name="ce9" table:formula="of:=[.G12]" office:value-type="float" office:value="13" calcext:value-type="float">
            <text:p>13</text:p>
          </table:table-cell>
          <table:table-cell table:number-columns-repeated="2"/>
          <table:table-cell table:formula="of:=[.E12]" office:value-type="float" office:value="-3" calcext:value-type="float">
            <text:p>-3</text:p>
          </table:table-cell>
          <table:table-cell table:formula="of:=[.F12]" office:value-type="float" office:value="-2" calcext:value-type="float">
            <text:p>-2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 office:value-type="string" calcext:value-type="string">
            <text:p>(hide)</text:p>
          </table:table-cell>
          <table:table-cell office:value-type="string" calcext:value-type="string">
            <text:p>B</text:p>
          </table:table-cell>
          <table:table-cell table:style-name="ce9" table:formula="of:=[.E13]" office:value-type="float" office:value="6" calcext:value-type="float">
            <text:p>6</text:p>
          </table:table-cell>
          <table:table-cell table:style-name="ce9" table:formula="of:=[.F13]" office:value-type="float" office:value="0" calcext:value-type="float">
            <text:p>0</text:p>
          </table:table-cell>
          <table:table-cell table:style-name="ce9" table:formula="of:=[.G13]" office:value-type="float" office:value="36" calcext:value-type="float">
            <text:p>36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 office:value-type="string" calcext:value-type="string">
            <text:p>(hide)</text:p>
          </table:table-cell>
          <table:table-cell office:value-type="string" calcext:value-type="string">
            <text:p>C</text:p>
          </table:table-cell>
          <table:table-cell table:style-name="ce9" table:formula="of:=[.E14]" office:value-type="float" office:value="2" calcext:value-type="float">
            <text:p>2</text:p>
          </table:table-cell>
          <table:table-cell table:style-name="ce9" table:formula="of:=[.F14]" office:value-type="float" office:value="7" calcext:value-type="float">
            <text:p>7</text:p>
          </table:table-cell>
          <table:table-cell table:style-name="ce9" table:formula="of:=[.G14]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Circumcenter</text:p>
          </table:table-cell>
          <table:table-cell table:number-columns-repeated="54"/>
        </table:table-row>
        <table:table-row table:style-name="ro2">
          <table:table-cell table:style-name="ce4" office:value-type="string" calcext:value-type="string">
            <text:p>Side Lengths, Semiperimeter, Area</text:p>
          </table:table-cell>
          <table:table-cell table:number-columns-repeated="3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<text:span text:style-name="T18">d</text:span><text:span text:style-name="T19">2</text:span></text:p>
          </table:table-cell>
          <table:table-cell table:number-columns-repeated="3"/>
          <table:table-cell table:style-name="ce11" table:formula="of:=[.E26]" office:value-type="float" office:value="0.894366197183099" calcext:value-type="float">
            <text:p>0.9</text:p>
          </table:table-cell>
          <table:table-cell table:style-name="ce11" table:formula="of:=[.F26]" office:value-type="float" office:value="1.72535211267606" calcext:value-type="float">
            <text:p>1.7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length of side BC</text:p>
          </table:table-cell>
          <table:table-cell/>
          <table:table-cell office:value-type="string" calcext:value-type="string">
            <text:p>a</text:p>
          </table:table-cell>
          <table:table-cell table:style-name="ce10" table:formula="of:=SQRT((([.E14]-[.E13])^2)+(([.F14]-[.F13])^2))" office:value-type="float" office:value="8.06225774829855" calcext:value-type="float">
            <text:p>8.1</text:p>
          </table:table-cell>
          <table:table-cell table:formula="of:=(([.E14]-[.E13])^2)+(([.F14]-[.F13])^2)" office:value-type="float" office:value="65" calcext:value-type="float">
            <text:p>65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length of side AC</text:p>
          </table:table-cell>
          <table:table-cell/>
          <table:table-cell office:value-type="string" calcext:value-type="string">
            <text:p>b</text:p>
          </table:table-cell>
          <table:table-cell table:style-name="ce10" table:formula="of:=SQRT(([.E12]-[.E14])^2+([.F12]-[.F14])^2)" office:value-type="float" office:value="10.295630140987" calcext:value-type="float">
            <text:p>10.3</text:p>
          </table:table-cell>
          <table:table-cell table:formula="of:=([.E12]-[.E14])^2+([.F12]-[.F14])^2"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Radial Lines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length of side AB</text:p>
          </table:table-cell>
          <table:table-cell/>
          <table:table-cell office:value-type="string" calcext:value-type="string">
            <text:p>c</text:p>
          </table:table-cell>
          <table:table-cell table:style-name="ce10" table:formula="of:=SQRT(([.E13]-[.E12])^2+([.F13]-[.F12])^2)" office:value-type="float" office:value="9.21954445729289" calcext:value-type="float">
            <text:p>9.2</text:p>
          </table:table-cell>
          <table:table-cell table:formula="of:=([.E13]-[.E12])^2+([.F13]-[.F12])^2" office:value-type="float" office:value="85" calcext:value-type="float">
            <text:p>85</text:p>
          </table:table-cell>
          <table:table-cell table:number-columns-repeated="3"/>
          <table:table-cell table:style-name="ce11" table:formula="of:=[.J18]" office:value-type="float" office:value="0.894366197183099" calcext:value-type="float">
            <text:p>0.9</text:p>
          </table:table-cell>
          <table:table-cell table:style-name="ce11" table:formula="of:=[.K18]" office:value-type="float" office:value="1.72535211267606" calcext:value-type="float">
            <text:p>1.7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semiperimeter</text:p>
          </table:table-cell>
          <table:table-cell/>
          <table:table-cell office:value-type="string" calcext:value-type="string">
            <text:p>s</text:p>
          </table:table-cell>
          <table:table-cell table:style-name="ce10" table:formula="of:=([.E19]+[.E20]+[.E21])/2" office:value-type="float" office:value="13.7887161732892" calcext:value-type="float">
            <text:p>13.8</text:p>
          </table:table-cell>
          <table:table-cell table:number-columns-repeated="4"/>
          <table:table-cell table:style-name="ce29" table:formula="of:=[.J12]" office:value-type="float" office:value="-3" calcext:value-type="float">
            <text:p>-3</text:p>
          </table:table-cell>
          <table:table-cell table:style-name="ce29" table:formula="of:=[.K12]" office:value-type="float" office:value="-2" calcext:value-type="float">
            <text:p>-2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Area of triangle</text:p>
          </table:table-cell>
          <table:table-cell/>
          <table:table-cell office:value-type="string" calcext:value-type="string">
            <text:p>K</text:p>
          </table:table-cell>
          <table:table-cell table:style-name="ce10" table:formula="of:=SQRT([.E22]*([.E22]-[.E19])*([.E22]-[.E20])*([.E22]-[.E21]))" office:value-type="float" office:value="35.5" calcext:value-type="float">
            <text:p>35.5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Circumcircle</text:p>
          </table:table-cell>
          <table:table-cell table:number-columns-repeated="8"/>
          <table:table-cell table:style-name="ce29" table:formula="of:=[.J18]" office:value-type="float" office:value="0.894366197183099" calcext:value-type="float">
            <text:p>0.894366197183099</text:p>
          </table:table-cell>
          <table:table-cell table:style-name="ce29" table:formula="of:=[.K18]" office:value-type="float" office:value="1.72535211267606" calcext:value-type="float">
            <text:p>1.72535211267606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">2*(A</text:span><text:span text:style-name="T2">x</text:span><text:span text:style-name="T3">*(C</text:span><text:span text:style-name="T2">y</text:span><text:span text:style-name="T3">-B</text:span><text:span text:style-name="T2">y</text:span><text:span text:style-name="T3">)+B</text:span><text:span text:style-name="T2">x</text:span><text:span text:style-name="T3">*(A</text:span><text:span text:style-name="T2">y</text:span><text:span text:style-name="T3">-C</text:span><text:span text:style-name="T2">y</text:span><text:span text:style-name="T3">)+ C</text:span><text:span text:style-name="T2">x</text:span><text:span text:style-name="T3">*(B</text:span><text:span text:style-name="T2">y</text:span><text:span text:style-name="T3">-A</text:span><text:span text:style-name="T2">y</text:span><text:span text:style-name="T3">))</text:span></text:p>
          </table:table-cell>
          <table:table-cell office:value-type="string" calcext:value-type="string">
            <text:p>D</text:p>
          </table:table-cell>
          <table:table-cell table:style-name="ce11" table:formula="of:=2*([.E12]*([.F14]-[.F13])+[.E13]*([.F12]-[.F14])+[.E14]*([.F13]-[.F12]))" office:value-type="float" office:value="-142" calcext:value-type="float">
            <text:p>-142.0</text:p>
          </table:table-cell>
          <table:table-cell table:style-name="ce11"/>
          <table:table-cell table:number-columns-repeated="3"/>
          <table:table-cell table:style-name="ce29" table:formula="of:=[.J13]" office:value-type="float" office:value="6" calcext:value-type="float">
            <text:p>6</text:p>
          </table:table-cell>
          <table:table-cell table:style-name="ce29" table:formula="of:=[.K13]" office:value-type="float" office:value="0" calcext:value-type="float">
            <text:p>0</text:p>
          </table:table-cell>
          <table:table-cell table:number-columns-repeated="53"/>
        </table:table-row>
        <table:table-row table:style-name="ro3">
          <table:table-cell/>
          <table:table-cell office:value-type="string" calcext:value-type="string">
            <text:p>Circumcenter</text:p>
          </table:table-cell>
          <table:table-cell office:value-type="string" calcext:value-type="string">
            <text:p><text:span text:style-name="T4">O</text:span><text:span text:style-name="T5">x</text:span><text:span text:style-name="T6"> = (dA*(C</text:span><text:span text:style-name="T5">y</text:span><text:span text:style-name="T6">-B</text:span><text:span text:style-name="T5">y</text:span><text:span text:style-name="T6">) + dB*(A</text:span><text:span text:style-name="T5">y</text:span><text:span text:style-name="T6">-C</text:span><text:span text:style-name="T5">y</text:span><text:span text:style-name="T6">) + dC*(B</text:span><text:span text:style-name="T5">y</text:span><text:span text:style-name="T6">-A</text:span><text:span text:style-name="T5">y</text:span><text:span text:style-name="T6">))/D</text:span></text:p>
          </table:table-cell>
          <table:table-cell office:value-type="string" calcext:value-type="string">
            <text:p>O</text:p>
          </table:table-cell>
          <table:table-cell table:style-name="ce12" table:formula="of:=([.$G12]*([.F14]-[.F13])+[.$G13]*([.F12]-[.F14])+[.$G14]*([.F13]-[.F12]))/[.$E25]" office:value-type="float" office:value="0.894366197183099" calcext:value-type="float">
            <text:p>0.9</text:p>
          </table:table-cell>
          <table:table-cell table:style-name="ce12" table:formula="of:=-([.$G12]*([.E14]-[.E13])+[.$G13]*([.E12]-[.E14])+[.$G14]*([.E13]-[.E12]))/[.$E25]" office:value-type="float" office:value="1.72535211267606" calcext:value-type="float">
            <text:p>1.7</text:p>
          </table:table-cell>
          <table:table-cell table:number-columns-repeated="58"/>
        </table:table-row>
        <table:table-row table:style-name="ro3">
          <table:table-cell table:number-columns-repeated="2"/>
          <table:table-cell office:value-type="string" calcext:value-type="string">
            <text:p><text:span text:style-name="T4">O</text:span><text:span text:style-name="T5">y</text:span><text:span text:style-name="T6"> = -(dA*(C</text:span><text:span text:style-name="T5">x</text:span><text:span text:style-name="T6">-B</text:span><text:span text:style-name="T5">x</text:span><text:span text:style-name="T6">) + dB*(A</text:span><text:span text:style-name="T5">x</text:span><text:span text:style-name="T6">-C</text:span><text:span text:style-name="T5">x</text:span><text:span text:style-name="T6">) + dC*(B</text:span><text:span text:style-name="T5">x</text:span><text:span text:style-name="T6">-A</text:span><text:span text:style-name="T5">x</text:span><text:span text:style-name="T6">))/D</text:span></text:p>
          </table:table-cell>
          <table:table-cell/>
          <table:table-cell table:style-name="ce11" table:number-columns-repeated="2"/>
          <table:table-cell table:number-columns-repeated="3"/>
          <table:table-cell table:style-name="ce29" table:formula="of:=[.J18]" office:value-type="float" office:value="0.894366197183099" calcext:value-type="float">
            <text:p>0.894366197183099</text:p>
          </table:table-cell>
          <table:table-cell table:style-name="ce29" table:formula="of:=[.K18]" office:value-type="float" office:value="1.72535211267606" calcext:value-type="float">
            <text:p>1.72535211267606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radius of circumcircle</text:p>
          </table:table-cell>
          <table:table-cell table:style-name="ce6" office:value-type="string" calcext:value-type="string">
            <text:p>a*b*c /(4K)</text:p>
          </table:table-cell>
          <table:table-cell office:value-type="string" calcext:value-type="string">
            <text:p>R</text:p>
          </table:table-cell>
          <table:table-cell table:style-name="ce12" table:formula="of:=([.E19]*[.E20]*[.E21])/(4*[.E23])" office:value-type="float" office:value="5.38927977017173" calcext:value-type="float">
            <text:p>5.4</text:p>
          </table:table-cell>
          <table:table-cell table:style-name="ce11"/>
          <table:table-cell/>
          <table:table-cell office:value-type="float" office:value="3" calcext:value-type="float">
            <text:p>3</text:p>
          </table:table-cell>
          <table:table-cell/>
          <table:table-cell table:style-name="ce29" table:formula="of:=[.J14]" office:value-type="float" office:value="2" calcext:value-type="float">
            <text:p>2</text:p>
          </table:table-cell>
          <table:table-cell table:style-name="ce29" table:formula="of:=[.K14]" office:value-type="float" office:value="7" calcext:value-type="float">
            <text:p>7</text:p>
          </table:table-cell>
          <table:table-cell table:number-columns-repeated="53"/>
        </table:table-row>
        <table:table-row table:style-name="ro4">
          <table:table-cell/>
          <table:table-cell office:value-type="string" calcext:value-type="string">
            <text:p>Area of circumcircle</text:p>
          </table:table-cell>
          <table:table-cell table:style-name="ce7" office:value-type="string" calcext:value-type="string">
            <text:p><text:span text:style-name="T7">p</text:span><text:span text:style-name="T8">*R</text:span><text:span text:style-name="T9">2</text:span></text:p>
          </table:table-cell>
          <table:table-cell office:value-type="string" calcext:value-type="string">
            <text:p>A_circum</text:p>
          </table:table-cell>
          <table:table-cell table:style-name="ce11" table:formula="of:=PI()*[.E28]^2" office:value-type="float" office:value="91.2454739920086" calcext:value-type="float">
            <text:p>91.2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4" office:value-type="string" calcext:value-type="string">
            <text:p>Interior Angles</text:p>
          </table:table-cell>
          <table:table-cell/>
          <table:table-cell table:style-name="ce6"/>
          <table:table-cell/>
          <table:table-cell table:style-name="ce6" office:value-type="string" calcext:value-type="string">
            <text:p>deg</text:p>
          </table:table-cell>
          <table:table-cell table:style-name="ce6" office:value-type="string" calcext:value-type="string">
            <text:p>rad</text:p>
          </table:table-cell>
          <table:table-cell table:number-columns-repeated="3"/>
          <table:table-cell office:value-type="string" calcext:value-type="string">
            <text:p>Perpendicular bisectors</text:p>
          </table:table-cell>
          <table:table-cell table:number-columns-repeated="54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10">acos((b</text:span><text:span text:style-name="T11">2</text:span><text:span text:style-name="T12">+c</text:span><text:span text:style-name="T11">2</text:span><text:span text:style-name="T12">-a</text:span><text:span text:style-name="T11">2</text:span><text:span text:style-name="T12">)/(2bc))</text:span></text:p>
          </table:table-cell>
          <table:table-cell table:style-name="ce7" office:value-type="string" calcext:value-type="string">
            <text:p>a</text:p>
          </table:table-cell>
          <table:table-cell table:style-name="ce12" table:formula="of:=DEGREES([.F31])" office:value-type="float" office:value="48.4165881917713" calcext:value-type="float">
            <text:p>48.4</text:p>
          </table:table-cell>
          <table:table-cell table:style-name="ce21" table:formula="of:=ACOS((([.E20]^2+[.E21]^2)-([.E19]^2))/(2*[.E20]*[.E21]))" office:value-type="float" office:value="0.845028876528617" calcext:value-type="float">
            <text:p>0.85</text:p>
          </table:table-cell>
          <table:table-cell table:number-columns-repeated="3"/>
          <table:table-cell table:style-name="ce11" table:formula="of:=[.J18]" office:value-type="float" office:value="0.894366197183099" calcext:value-type="float">
            <text:p>0.9</text:p>
          </table:table-cell>
          <table:table-cell table:style-name="ce11" table:formula="of:=[.K18]" office:value-type="float" office:value="1.72535211267606" calcext:value-type="float">
            <text:p>1.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10">acos((c</text:span><text:span text:style-name="T11">2</text:span><text:span text:style-name="T12">+a</text:span><text:span text:style-name="T11">2</text:span><text:span text:style-name="T12">-b</text:span><text:span text:style-name="T11">2</text:span><text:span text:style-name="T12">)/(2bc))</text:span></text:p>
          </table:table-cell>
          <table:table-cell table:style-name="ce7" office:value-type="string" calcext:value-type="string">
            <text:p>b</text:p>
          </table:table-cell>
          <table:table-cell table:style-name="ce12" table:formula="of:=DEGREES([.F32])" office:value-type="float" office:value="72.7839264122093" calcext:value-type="float">
            <text:p>72.8</text:p>
          </table:table-cell>
          <table:table-cell table:style-name="ce21" table:formula="of:=ACOS((([.E19]^2+[.E21]^2)-([.E20]^2))/(2*[.E19]*[.E21]))" office:value-type="float" office:value="1.27031915842232" calcext:value-type="float">
            <text:p>1.27</text:p>
          </table:table-cell>
          <table:table-cell table:number-columns-repeated="3"/>
          <table:table-cell table:formula="of:=[.E41]" office:value-type="float" office:value="1.5" calcext:value-type="float">
            <text:p>1.5</text:p>
          </table:table-cell>
          <table:table-cell table:formula="of:=[.F41]" office:value-type="float" office:value="-1" calcext:value-type="float">
            <text:p>-1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10">acos((a</text:span><text:span text:style-name="T11">2</text:span><text:span text:style-name="T12">+b</text:span><text:span text:style-name="T11">2</text:span><text:span text:style-name="T12">-c</text:span><text:span text:style-name="T11">2</text:span><text:span text:style-name="T12">)/(2bc))</text:span></text:p>
          </table:table-cell>
          <table:table-cell table:style-name="ce7" office:value-type="string" calcext:value-type="string">
            <text:p>g</text:p>
          </table:table-cell>
          <table:table-cell table:style-name="ce12" table:formula="of:=DEGREES([.F33])" office:value-type="float" office:value="58.7994853960194" calcext:value-type="float">
            <text:p>58.8</text:p>
          </table:table-cell>
          <table:table-cell table:style-name="ce21" table:formula="of:=ACOS((([.E19]^2+[.E20]^2)-([.E21]^2))/(2*[.E19]*[.E20]))" office:value-type="float" office:value="1.02624461863886" calcext:value-type="float">
            <text:p>1.03</text:p>
          </table:table-cell>
          <table:table-cell table:number-columns-repeated="58"/>
        </table:table-row>
        <table:table-row table:style-name="ro2">
          <table:table-cell table:number-columns-repeated="4"/>
          <table:table-cell table:style-name="ce13" table:formula="of:=SUM([.E31:.E33])" office:value-type="float" office:value="180" calcext:value-type="float">
            <text:p>180</text:p>
          </table:table-cell>
          <table:table-cell table:style-name="ce21"/>
          <table:table-cell table:number-columns-repeated="3"/>
          <table:table-cell table:style-name="ce11" table:formula="of:=[.J18]" office:value-type="float" office:value="0.894366197183099" calcext:value-type="float">
            <text:p>0.9</text:p>
          </table:table-cell>
          <table:table-cell table:style-name="ce11" table:formula="of:=[.K18]" office:value-type="float" office:value="1.72535211267606" calcext:value-type="float">
            <text:p>1.7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Radial Angles</text:p>
          </table:table-cell>
          <table:table-cell table:number-columns-repeated="4"/>
          <table:table-cell table:style-name="ce21"/>
          <table:table-cell table:number-columns-repeated="3"/>
          <table:table-cell table:formula="of:=[.E42]" office:value-type="float" office:value="4" calcext:value-type="float">
            <text:p>4</text:p>
          </table:table-cell>
          <table:table-cell table:formula="of:=[.F42]" office:value-type="float" office:value="3.5" calcext:value-type="float">
            <text:p>3.5</text:p>
          </table:table-cell>
          <table:table-cell table:number-columns-repeated="53"/>
        </table:table-row>
        <table:table-row table:style-name="ro5">
          <table:table-cell table:number-columns-repeated="2"/>
          <table:table-cell table:style-name="ce6" office:value-type="string" calcext:value-type="string">
            <text:p><text:span text:style-name="T13">2</text:span><text:span text:style-name="T14">a</text:span></text:p>
          </table:table-cell>
          <table:table-cell table:style-name="ce7" office:value-type="string" calcext:value-type="string">
            <text:p><text:span text:style-name="T16">f</text:span><text:span text:style-name="T17">A</text:span></text:p>
          </table:table-cell>
          <table:table-cell table:style-name="ce11" table:formula="of:=2*[.E31]" office:value-type="float" office:value="96.8331763835427" calcext:value-type="float">
            <text:p>96.8</text:p>
          </table:table-cell>
          <table:table-cell table:style-name="ce21" table:formula="of:=2*[.F31]" office:value-type="float" office:value="1.69005775305724" calcext:value-type="float">
            <text:p>1.69</text:p>
          </table:table-cell>
          <table:table-cell table:number-columns-repeated="58"/>
        </table:table-row>
        <table:table-row table:style-name="ro5">
          <table:table-cell table:number-columns-repeated="2"/>
          <table:table-cell table:style-name="ce6" office:value-type="string" calcext:value-type="string">
            <text:p><text:span text:style-name="T13">2</text:span><text:span text:style-name="T14">b</text:span></text:p>
          </table:table-cell>
          <table:table-cell table:style-name="ce7" office:value-type="string" calcext:value-type="string">
            <text:p><text:span text:style-name="T16">f</text:span><text:span text:style-name="T17">B</text:span></text:p>
          </table:table-cell>
          <table:table-cell table:style-name="ce11" table:formula="of:=2*[.E32]" office:value-type="float" office:value="145.567852824419" calcext:value-type="float">
            <text:p>145.6</text:p>
          </table:table-cell>
          <table:table-cell table:style-name="ce21" table:formula="of:=2*[.F32]" office:value-type="float" office:value="2.54063831684463" calcext:value-type="float">
            <text:p>2.54</text:p>
          </table:table-cell>
          <table:table-cell table:number-columns-repeated="3"/>
          <table:table-cell table:style-name="ce11" table:formula="of:=[.J18]" office:value-type="float" office:value="0.894366197183099" calcext:value-type="float">
            <text:p>0.9</text:p>
          </table:table-cell>
          <table:table-cell table:style-name="ce11" table:formula="of:=[.K18]" office:value-type="float" office:value="1.72535211267606" calcext:value-type="float">
            <text:p>1.7</text:p>
          </table:table-cell>
          <table:table-cell table:number-columns-repeated="53"/>
        </table:table-row>
        <table:table-row table:style-name="ro5">
          <table:table-cell table:number-columns-repeated="2"/>
          <table:table-cell table:style-name="ce6" office:value-type="string" calcext:value-type="string">
            <text:p><text:span text:style-name="T13">2</text:span><text:span text:style-name="T14">g</text:span></text:p>
          </table:table-cell>
          <table:table-cell table:style-name="ce7" office:value-type="string" calcext:value-type="string">
            <text:p><text:span text:style-name="T16">f</text:span><text:span text:style-name="T17">C</text:span></text:p>
          </table:table-cell>
          <table:table-cell table:style-name="ce11" table:formula="of:=2*[.E33]" office:value-type="float" office:value="117.598970792039" calcext:value-type="float">
            <text:p>117.6</text:p>
          </table:table-cell>
          <table:table-cell table:style-name="ce21" table:formula="of:=2*[.F33]" office:value-type="float" office:value="2.05248923727772" calcext:value-type="float">
            <text:p>2.05</text:p>
          </table:table-cell>
          <table:table-cell table:number-columns-repeated="3"/>
          <table:table-cell table:formula="of:=[.E43]" office:value-type="float" office:value="-0.5" calcext:value-type="float">
            <text:p>-0.5</text:p>
          </table:table-cell>
          <table:table-cell table:formula="of:=[.F43]" office:value-type="float" office:value="2.5" calcext:value-type="float">
            <text:p>2.5</text:p>
          </table:table-cell>
          <table:table-cell table:number-columns-repeated="53"/>
        </table:table-row>
        <table:table-row table:style-name="ro2">
          <table:table-cell table:number-columns-repeated="4"/>
          <table:table-cell table:style-name="ce13" table:formula="of:=SUM([.E36:.E38])" office:value-type="float" office:value="360" calcext:value-type="float">
            <text:p>360</text:p>
          </table:table-cell>
          <table:table-cell table:style-name="ce11" table:formula="of:=SUM([.F36:.F38])" office:value-type="float" office:value="6.28318530717959" calcext:value-type="float">
            <text:p>6.3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Projection of O onto Sides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>Footers of altitudes from O' onto sides</text:p>
          </table:table-cell>
          <table:table-cell table:number-columns-repeated="2"/>
          <table:table-cell table:formula="of:=[.E47]" office:value-type="float" office:value="1.5" calcext:value-type="float">
            <text:p>1.5</text:p>
          </table:table-cell>
          <table:table-cell table:formula="of:=[.F47]" office:value-type="float" office:value="-1" calcext:value-type="float">
            <text:p>-1</text:p>
          </table:table-cell>
          <table:table-cell table:number-columns-repeated="58"/>
        </table:table-row>
        <table:table-row table:style-name="ro2">
          <table:table-cell table:number-columns-repeated="4"/>
          <table:table-cell table:formula="of:=[.E52]" office:value-type="float" office:value="4" calcext:value-type="float">
            <text:p>4</text:p>
          </table:table-cell>
          <table:table-cell table:formula="of:=[.F52]" office:value-type="float" office:value="3.5" calcext:value-type="float">
            <text:p>3.5</text:p>
          </table:table-cell>
          <table:table-cell table:number-columns-repeated="58"/>
        </table:table-row>
        <table:table-row table:style-name="ro2">
          <table:table-cell table:number-columns-repeated="4"/>
          <table:table-cell table:formula="of:=[.E57]" office:value-type="float" office:value="-0.5" calcext:value-type="float">
            <text:p>-0.5</text:p>
          </table:table-cell>
          <table:table-cell table:formula="of:=[.F57]" office:value-type="float" office:value="2.5" calcext:value-type="float">
            <text:p>2.5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Point on line P1</text:p>
          </table:table-cell>
          <table:table-cell/>
          <table:table-cell table:formula="of:=[.D12]" office:value-type="string" office:string-value="A" calcext:value-type="string">
            <text:p>A</text:p>
          </table:table-cell>
          <table:table-cell table:style-name="ce14" table:formula="of:=[.E12]" office:value-type="float" office:value="-3" calcext:value-type="float">
            <text:p>-3</text:p>
          </table:table-cell>
          <table:table-cell table:style-name="ce22" table:formula="of:=[.F12]" office:value-type="float" office:value="-2" calcext:value-type="float">
            <text:p>-2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Point on line P2</text:p>
          </table:table-cell>
          <table:table-cell/>
          <table:table-cell table:formula="of:=[.D13]" office:value-type="string" office:string-value="B" calcext:value-type="string">
            <text:p>B</text:p>
          </table:table-cell>
          <table:table-cell table:style-name="ce15" table:formula="of:=[.E13]" office:value-type="float" office:value="6" calcext:value-type="float">
            <text:p>6</text:p>
          </table:table-cell>
          <table:table-cell table:style-name="ce23" table:formula="of:=[.F13]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Point not on line Q</text:p>
          </table:table-cell>
          <table:table-cell/>
          <table:table-cell office:value-type="string" calcext:value-type="string">
            <text:p>O</text:p>
          </table:table-cell>
          <table:table-cell table:style-name="ce16" table:formula="of:=[.E26]" office:value-type="float" office:value="0.894366197183099" calcext:value-type="float">
            <text:p>0.9</text:p>
          </table:table-cell>
          <table:table-cell table:style-name="ce24" table:formula="of:=[.F26]" office:value-type="float" office:value="1.72535211267606" calcext:value-type="float">
            <text:p>1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28]*COS(2*PI()*[.$I46]/36)+[.J$18]" office:value-type="float" office:value="6.28364596735483" calcext:value-type="float">
            <text:p>6.28364596735483</text:p>
          </table:table-cell>
          <table:table-cell table:formula="of:=[.$E$28]*SIN(2*PI()*[.$I46]/36)+[.K$18]" office:value-type="float" office:value="1.72535211267606" calcext:value-type="float">
            <text:p>1.72535211267606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Footer on line <text:s/>F=P1+k0(P2-P1)</text:p>
          </table:table-cell>
          <table:table-cell office:value-type="string" calcext:value-type="string">
            <text:p>(Algorithm found on "Altitudes" worksheet)</text:p>
          </table:table-cell>
          <table:table-cell office:value-type="string" calcext:value-type="string">
            <text:p>F, Q0</text:p>
          </table:table-cell>
          <table:table-cell table:style-name="ce17" table:formula="of:=[.E44]+(((([.E46]-[.E44])*([.E45]-[.E44]))+(([.F46]-[.F44])*([.F45]-[.F44])))/(([.E45]-[.E44])^2+([.F45]-[.F44])^2))*([.E45]-[.E44])" office:value-type="float" office:value="1.5" calcext:value-type="float">
            <text:p>1.5</text:p>
          </table:table-cell>
          <table:table-cell table:style-name="ce25" table:formula="of:=[.F44]+(((([.E46]-[.E44])*([.E45]-[.E44]))+(([.F46]-[.F44])*([.F45]-[.F44])))/(([.E45]-[.E44])^2+([.F45]-[.F44])^2))*([.F45]-[.F44])" office:value-type="float" office:value="-1" calcext:value-type="float">
            <text:p>-1</text:p>
          </table:table-cell>
          <table:table-cell table:number-columns-repeated="2"/>
          <table:table-cell table:formula="of:=1+[.I46]" office:value-type="float" office:value="1" calcext:value-type="float">
            <text:p>1</text:p>
          </table:table-cell>
          <table:table-cell table:formula="of:=[.$E$28]*COS(2*PI()*[.$I47]/36)+[.J$18]" office:value-type="float" office:value="6.20177069800007" calcext:value-type="float">
            <text:p>6.20177069800007</text:p>
          </table:table-cell>
          <table:table-cell table:formula="of:=[.$E$28]*SIN(2*PI()*[.$I47]/36)+[.K$18]" office:value-type="float" office:value="2.66119072370363" calcext:value-type="float">
            <text:p>2.6611907237036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Distance between point Q and line</text:p>
          </table:table-cell>
          <table:table-cell/>
          <table:table-cell office:value-type="string" calcext:value-type="string">
            <text:p>d</text:p>
          </table:table-cell>
          <table:table-cell table:style-name="ce18" table:formula="of:=SQRT(([.E46]-[.E47])^2+([.F46]-[.F47])^2)" office:value-type="float" office:value="2.79183388495489" calcext:value-type="float">
            <text:p>2.8</text:p>
          </table:table-cell>
          <table:table-cell table:style-name="ce26"/>
          <table:table-cell table:number-columns-repeated="2"/>
          <table:table-cell table:formula="of:=1+[.I47]" office:value-type="float" office:value="2" calcext:value-type="float">
            <text:p>2</text:p>
          </table:table-cell>
          <table:table-cell table:formula="of:=[.$E$28]*COS(2*PI()*[.$I48]/36)+[.J$18]" office:value-type="float" office:value="5.95863262856425" calcext:value-type="float">
            <text:p>5.95863262856425</text:p>
          </table:table-cell>
          <table:table-cell table:formula="of:=[.$E$28]*SIN(2*PI()*[.$I48]/36)+[.K$18]" office:value-type="float" office:value="3.56859435209232" calcext:value-type="float">
            <text:p>3.56859435209232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int on line</text:p>
          </table:table-cell>
          <table:table-cell/>
          <table:table-cell office:value-type="string" calcext:value-type="string">
            <text:p>B</text:p>
          </table:table-cell>
          <table:table-cell table:style-name="ce19" table:formula="of:=[.E13]" office:value-type="float" office:value="6" calcext:value-type="float">
            <text:p>6</text:p>
          </table:table-cell>
          <table:table-cell table:style-name="ce27" table:formula="of:=[.F13]" office:value-type="float" office:value="0" calcext:value-type="float">
            <text:p>0</text:p>
          </table:table-cell>
          <table:table-cell table:number-columns-repeated="2"/>
          <table:table-cell table:formula="of:=1+[.I48]" office:value-type="float" office:value="3" calcext:value-type="float">
            <text:p>3</text:p>
          </table:table-cell>
          <table:table-cell table:formula="of:=[.$E$28]*COS(2*PI()*[.$I49]/36)+[.J$18]" office:value-type="float" office:value="5.56161938625338" calcext:value-type="float">
            <text:p>5.56161938625338</text:p>
          </table:table-cell>
          <table:table-cell table:formula="of:=[.$E$28]*SIN(2*PI()*[.$I49]/36)+[.K$18]" office:value-type="float" office:value="4.41999199776192" calcext:value-type="float">
            <text:p>4.41999199776192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int on line</text:p>
          </table:table-cell>
          <table:table-cell/>
          <table:table-cell office:value-type="string" calcext:value-type="string">
            <text:p>C</text:p>
          </table:table-cell>
          <table:table-cell table:style-name="ce20" table:formula="of:=[.E14]" office:value-type="float" office:value="2" calcext:value-type="float">
            <text:p>2</text:p>
          </table:table-cell>
          <table:table-cell table:style-name="ce28" table:formula="of:=[.F14]" office:value-type="float" office:value="7" calcext:value-type="float">
            <text:p>7</text:p>
          </table:table-cell>
          <table:table-cell table:number-columns-repeated="2"/>
          <table:table-cell table:formula="of:=1+[.I49]" office:value-type="float" office:value="4" calcext:value-type="float">
            <text:p>4</text:p>
          </table:table-cell>
          <table:table-cell table:formula="of:=[.$E$28]*COS(2*PI()*[.$I50]/36)+[.J$18]" office:value-type="float" office:value="5.02279401753668" calcext:value-type="float">
            <text:p>5.02279401753668</text:p>
          </table:table-cell>
          <table:table-cell table:formula="of:=[.$E$28]*SIN(2*PI()*[.$I50]/36)+[.K$18]" office:value-type="float" office:value="5.18951437407677" calcext:value-type="float">
            <text:p>5.18951437407677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int not on line</text:p>
          </table:table-cell>
          <table:table-cell/>
          <table:table-cell office:value-type="string" calcext:value-type="string">
            <text:p>O</text:p>
          </table:table-cell>
          <table:table-cell table:style-name="ce16" table:formula="of:=[.E26]" office:value-type="float" office:value="0.894366197183099" calcext:value-type="float">
            <text:p>0.9</text:p>
          </table:table-cell>
          <table:table-cell table:style-name="ce28" table:formula="of:=[.F26]" office:value-type="float" office:value="1.72535211267606" calcext:value-type="float">
            <text:p>1.72535211267606</text:p>
          </table:table-cell>
          <table:table-cell table:number-columns-repeated="2"/>
          <table:table-cell table:formula="of:=1+[.I50]" office:value-type="float" office:value="5" calcext:value-type="float">
            <text:p>5</text:p>
          </table:table-cell>
          <table:table-cell table:formula="of:=[.$E$28]*COS(2*PI()*[.$I51]/36)+[.J$18]" office:value-type="float" office:value="4.35852845858381" calcext:value-type="float">
            <text:p>4.35852845858381</text:p>
          </table:table-cell>
          <table:table-cell table:formula="of:=[.$E$28]*SIN(2*PI()*[.$I51]/36)+[.K$18]" office:value-type="float" office:value="5.85377993302964" calcext:value-type="float">
            <text:p>5.85377993302964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Footer on line <text:s/>F=P1+k0(P2-P1)</text:p>
          </table:table-cell>
          <table:table-cell office:value-type="string" calcext:value-type="string">
            <text:p>(Algorithm found on "Altitudes" worksheet)</text:p>
          </table:table-cell>
          <table:table-cell office:value-type="string" calcext:value-type="string">
            <text:p>F, Q0</text:p>
          </table:table-cell>
          <table:table-cell table:style-name="ce17" table:formula="of:=[.E49]+(((([.E51]-[.E49])*([.E50]-[.E49]))+(([.F51]-[.F49])*([.F50]-[.F49])))/(([.E50]-[.E49])^2+([.F50]-[.F49])^2))*([.E50]-[.E49])" office:value-type="float" office:value="4" calcext:value-type="float">
            <text:p>4</text:p>
          </table:table-cell>
          <table:table-cell table:style-name="ce25" table:formula="of:=[.F49]+(((([.E51]-[.E49])*([.E50]-[.E49]))+(([.F51]-[.F49])*([.F50]-[.F49])))/(([.E50]-[.E49])^2+([.F50]-[.F49])^2))*([.F50]-[.F49])" office:value-type="float" office:value="3.5" calcext:value-type="float">
            <text:p>3.5</text:p>
          </table:table-cell>
          <table:table-cell table:number-columns-repeated="2"/>
          <table:table-cell table:formula="of:=1+[.I51]" office:value-type="float" office:value="6" calcext:value-type="float">
            <text:p>6</text:p>
          </table:table-cell>
          <table:table-cell table:formula="of:=[.$E$28]*COS(2*PI()*[.$I52]/36)+[.J$18]" office:value-type="float" office:value="3.58900608226896" calcext:value-type="float">
            <text:p>3.58900608226896</text:p>
          </table:table-cell>
          <table:table-cell table:formula="of:=[.$E$28]*SIN(2*PI()*[.$I52]/36)+[.K$18]" office:value-type="float" office:value="6.39260530174634" calcext:value-type="float">
            <text:p>6.39260530174634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Distance between point Q and line</text:p>
          </table:table-cell>
          <table:table-cell/>
          <table:table-cell office:value-type="string" calcext:value-type="string">
            <text:p>d</text:p>
          </table:table-cell>
          <table:table-cell table:style-name="ce18" table:formula="of:=SQRT(([.E51]-[.E52])^2+([.F51]-[.F52])^2)" office:value-type="float" office:value="3.57691717001978" calcext:value-type="float">
            <text:p>3.6</text:p>
          </table:table-cell>
          <table:table-cell table:style-name="ce26"/>
          <table:table-cell table:number-columns-repeated="2"/>
          <table:table-cell table:formula="of:=1+[.I52]" office:value-type="float" office:value="7" calcext:value-type="float">
            <text:p>7</text:p>
          </table:table-cell>
          <table:table-cell table:formula="of:=[.$E$28]*COS(2*PI()*[.$I53]/36)+[.J$18]" office:value-type="float" office:value="2.73760843659936" calcext:value-type="float">
            <text:p>2.73760843659936</text:p>
          </table:table-cell>
          <table:table-cell table:formula="of:=[.$E$28]*SIN(2*PI()*[.$I53]/36)+[.K$18]" office:value-type="float" office:value="6.78961854405721" calcext:value-type="float">
            <text:p>6.78961854405721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int on line</text:p>
          </table:table-cell>
          <table:table-cell/>
          <table:table-cell office:value-type="string" calcext:value-type="string">
            <text:p>C</text:p>
          </table:table-cell>
          <table:table-cell table:style-name="ce19" table:formula="of:=[.E14]" office:value-type="float" office:value="2" calcext:value-type="float">
            <text:p>2</text:p>
          </table:table-cell>
          <table:table-cell table:style-name="ce27" table:formula="of:=[.F14]" office:value-type="float" office:value="7" calcext:value-type="float">
            <text:p>7</text:p>
          </table:table-cell>
          <table:table-cell table:number-columns-repeated="2"/>
          <table:table-cell table:formula="of:=1+[.I53]" office:value-type="float" office:value="8" calcext:value-type="float">
            <text:p>8</text:p>
          </table:table-cell>
          <table:table-cell table:formula="of:=[.$E$28]*COS(2*PI()*[.$I54]/36)+[.J$18]" office:value-type="float" office:value="1.83020480821067" calcext:value-type="float">
            <text:p>1.83020480821067</text:p>
          </table:table-cell>
          <table:table-cell table:formula="of:=[.$E$28]*SIN(2*PI()*[.$I54]/36)+[.K$18]" office:value-type="float" office:value="7.03275661349303" calcext:value-type="float">
            <text:p>7.0327566134930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int on line</text:p>
          </table:table-cell>
          <table:table-cell/>
          <table:table-cell office:value-type="string" calcext:value-type="string">
            <text:p>A</text:p>
          </table:table-cell>
          <table:table-cell table:style-name="ce20" table:formula="of:=[.E12]" office:value-type="float" office:value="-3" calcext:value-type="float">
            <text:p>-3</text:p>
          </table:table-cell>
          <table:table-cell table:style-name="ce28" table:formula="of:=[.F12]" office:value-type="float" office:value="-2" calcext:value-type="float">
            <text:p>-2</text:p>
          </table:table-cell>
          <table:table-cell table:number-columns-repeated="2"/>
          <table:table-cell table:formula="of:=1+[.I54]" office:value-type="float" office:value="9" calcext:value-type="float">
            <text:p>9</text:p>
          </table:table-cell>
          <table:table-cell table:formula="of:=[.$E$28]*COS(2*PI()*[.$I55]/36)+[.J$18]" office:value-type="float" office:value="0.894366197183099" calcext:value-type="float">
            <text:p>0.894366197183099</text:p>
          </table:table-cell>
          <table:table-cell table:formula="of:=[.$E$28]*SIN(2*PI()*[.$I55]/36)+[.K$18]" office:value-type="float" office:value="7.11463188284779" calcext:value-type="float">
            <text:p>7.11463188284779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oint not on line</text:p>
          </table:table-cell>
          <table:table-cell/>
          <table:table-cell office:value-type="string" calcext:value-type="string">
            <text:p>O</text:p>
          </table:table-cell>
          <table:table-cell table:style-name="ce16" table:formula="of:=[.E26]" office:value-type="float" office:value="0.894366197183099" calcext:value-type="float">
            <text:p>0.9</text:p>
          </table:table-cell>
          <table:table-cell table:style-name="ce28" table:formula="of:=[.F26]" office:value-type="float" office:value="1.72535211267606" calcext:value-type="float">
            <text:p>1.72535211267606</text:p>
          </table:table-cell>
          <table:table-cell table:number-columns-repeated="2"/>
          <table:table-cell table:formula="of:=1+[.I55]" office:value-type="float" office:value="10" calcext:value-type="float">
            <text:p>10</text:p>
          </table:table-cell>
          <table:table-cell table:formula="of:=[.$E$28]*COS(2*PI()*[.$I56]/36)+[.J$18]" office:value-type="float" office:value="-0.0414724138444749" calcext:value-type="float">
            <text:p>-0.041472413844475</text:p>
          </table:table-cell>
          <table:table-cell table:formula="of:=[.$E$28]*SIN(2*PI()*[.$I56]/36)+[.K$18]" office:value-type="float" office:value="7.03275661349303" calcext:value-type="float">
            <text:p>7.0327566134930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Footer on line <text:s/>F=P1+k0(P2-P1)</text:p>
          </table:table-cell>
          <table:table-cell office:value-type="string" calcext:value-type="string">
            <text:p>(Algorithm found on "Altitudes" worksheet)</text:p>
          </table:table-cell>
          <table:table-cell office:value-type="string" calcext:value-type="string">
            <text:p>F, Q0</text:p>
          </table:table-cell>
          <table:table-cell table:style-name="ce17" table:formula="of:=[.E54]+(((([.E56]-[.E54])*([.E55]-[.E54]))+(([.F56]-[.F54])*([.F55]-[.F54])))/(([.E55]-[.E54])^2+([.F55]-[.F54])^2))*([.E55]-[.E54])" office:value-type="float" office:value="-0.5" calcext:value-type="float">
            <text:p>-0.5</text:p>
          </table:table-cell>
          <table:table-cell table:style-name="ce25" table:formula="of:=[.F54]+(((([.E56]-[.E54])*([.E55]-[.E54]))+(([.F56]-[.F54])*([.F55]-[.F54])))/(([.E55]-[.E54])^2+([.F55]-[.F54])^2))*([.F55]-[.F54])" office:value-type="float" office:value="2.5" calcext:value-type="float">
            <text:p>2.5</text:p>
          </table:table-cell>
          <table:table-cell table:number-columns-repeated="2"/>
          <table:table-cell table:formula="of:=1+[.I56]" office:value-type="float" office:value="11" calcext:value-type="float">
            <text:p>11</text:p>
          </table:table-cell>
          <table:table-cell table:formula="of:=[.$E$28]*COS(2*PI()*[.$I57]/36)+[.J$18]" office:value-type="float" office:value="-0.948876042233162" calcext:value-type="float">
            <text:p>-0.948876042233162</text:p>
          </table:table-cell>
          <table:table-cell table:formula="of:=[.$E$28]*SIN(2*PI()*[.$I57]/36)+[.K$18]" office:value-type="float" office:value="6.78961854405721" calcext:value-type="float">
            <text:p>6.78961854405721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Distance between point Q and line</text:p>
          </table:table-cell>
          <table:table-cell/>
          <table:table-cell office:value-type="string" calcext:value-type="string">
            <text:p>d</text:p>
          </table:table-cell>
          <table:table-cell table:style-name="ce18" table:formula="of:=SQRT(([.E56]-[.E57])^2+([.F56]-[.F57])^2)" office:value-type="float" office:value="1.59509762747686" calcext:value-type="float">
            <text:p>1.6</text:p>
          </table:table-cell>
          <table:table-cell table:style-name="ce26"/>
          <table:table-cell table:number-columns-repeated="2"/>
          <table:table-cell table:formula="of:=1+[.I57]" office:value-type="float" office:value="12" calcext:value-type="float">
            <text:p>12</text:p>
          </table:table-cell>
          <table:table-cell table:formula="of:=[.$E$28]*COS(2*PI()*[.$I58]/36)+[.J$18]" office:value-type="float" office:value="-1.80027368790276" calcext:value-type="float">
            <text:p>-1.80027368790276</text:p>
          </table:table-cell>
          <table:table-cell table:formula="of:=[.$E$28]*SIN(2*PI()*[.$I58]/36)+[.K$18]" office:value-type="float" office:value="6.39260530174634" calcext:value-type="float">
            <text:p>6.39260530174634</text:p>
          </table:table-cell>
          <table:table-cell table:number-columns-repeated="53"/>
        </table:table-row>
        <table:table-row table:style-name="ro2">
          <table:table-cell table:number-columns-repeated="8"/>
          <table:table-cell table:formula="of:=1+[.I58]" office:value-type="float" office:value="13" calcext:value-type="float">
            <text:p>13</text:p>
          </table:table-cell>
          <table:table-cell table:formula="of:=[.$E$28]*COS(2*PI()*[.$I59]/36)+[.J$18]" office:value-type="float" office:value="-2.56979606421761" calcext:value-type="float">
            <text:p>-2.56979606421761</text:p>
          </table:table-cell>
          <table:table-cell table:formula="of:=[.$E$28]*SIN(2*PI()*[.$I59]/36)+[.K$18]" office:value-type="float" office:value="5.85377993302964" calcext:value-type="float">
            <text:p>5.85377993302964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This is transportable code - easy to cut and paste into other worksheets</text:p>
          </table:table-cell>
          <table:table-cell table:number-columns-repeated="7"/>
          <table:table-cell table:formula="of:=1+[.I59]" office:value-type="float" office:value="14" calcext:value-type="float">
            <text:p>14</text:p>
          </table:table-cell>
          <table:table-cell table:formula="of:=[.$E$28]*COS(2*PI()*[.$I60]/36)+[.J$18]" office:value-type="float" office:value="-3.23406162317048" calcext:value-type="float">
            <text:p>-3.23406162317048</text:p>
          </table:table-cell>
          <table:table-cell table:formula="of:=[.$E$28]*SIN(2*PI()*[.$I60]/36)+[.K$18]" office:value-type="float" office:value="5.18951437407677" calcext:value-type="float">
            <text:p>5.18951437407677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Triangle - Vertices</text:p>
          </table:table-cell>
          <table:table-cell table:number-columns-repeated="3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/>
          <table:table-cell table:formula="of:=1+[.I60]" office:value-type="float" office:value="15" calcext:value-type="float">
            <text:p>15</text:p>
          </table:table-cell>
          <table:table-cell table:formula="of:=[.$E$28]*COS(2*PI()*[.$I61]/36)+[.J$18]" office:value-type="float" office:value="-3.77288699188718" calcext:value-type="float">
            <text:p>-3.77288699188718</text:p>
          </table:table-cell>
          <table:table-cell table:formula="of:=[.$E$28]*SIN(2*PI()*[.$I61]/36)+[.K$18]" office:value-type="float" office:value="4.41999199776193" calcext:value-type="float">
            <text:p>4.4199919977619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/>
          <table:table-cell office:value-type="string" calcext:value-type="string">
            <text:p>A</text:p>
          </table:table-cell>
          <table:table-cell table:number-columns-repeated="2" table:style-name="ce8" office:value-type="float" office:value="-2" calcext:value-type="float">
            <text:p>-2</text:p>
          </table:table-cell>
          <table:table-cell table:number-columns-repeated="2"/>
          <table:table-cell table:formula="of:=1+[.I61]" office:value-type="float" office:value="16" calcext:value-type="float">
            <text:p>16</text:p>
          </table:table-cell>
          <table:table-cell table:formula="of:=[.$E$28]*COS(2*PI()*[.$I62]/36)+[.J$18]" office:value-type="float" office:value="-4.16990023419805" calcext:value-type="float">
            <text:p>-4.16990023419805</text:p>
          </table:table-cell>
          <table:table-cell table:formula="of:=[.$E$28]*SIN(2*PI()*[.$I62]/36)+[.K$18]" office:value-type="float" office:value="3.56859435209232" calcext:value-type="float">
            <text:p>3.56859435209232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/>
          <table:table-cell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formula="of:=1+[.I62]" office:value-type="float" office:value="17" calcext:value-type="float">
            <text:p>17</text:p>
          </table:table-cell>
          <table:table-cell table:formula="of:=[.$E$28]*COS(2*PI()*[.$I63]/36)+[.J$18]" office:value-type="float" office:value="-4.41303830363387" calcext:value-type="float">
            <text:p>-4.41303830363387</text:p>
          </table:table-cell>
          <table:table-cell table:formula="of:=[.$E$28]*SIN(2*PI()*[.$I63]/36)+[.K$18]" office:value-type="float" office:value="2.66119072370363" calcext:value-type="float">
            <text:p>2.6611907237036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Vertex</text:p>
          </table:table-cell>
          <table:table-cell/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formula="of:=1+[.I63]" office:value-type="float" office:value="18" calcext:value-type="float">
            <text:p>18</text:p>
          </table:table-cell>
          <table:table-cell table:formula="of:=[.$E$28]*COS(2*PI()*[.$I64]/36)+[.J$18]" office:value-type="float" office:value="-4.49491357298863" calcext:value-type="float">
            <text:p>-4.49491357298863</text:p>
          </table:table-cell>
          <table:table-cell table:formula="of:=[.$E$28]*SIN(2*PI()*[.$I64]/36)+[.K$18]" office:value-type="float" office:value="1.72535211267606" calcext:value-type="float">
            <text:p>1.72535211267606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Side Lengths, Semiperimeter, Area</text:p>
          </table:table-cell>
          <table:table-cell table:number-columns-repeated="3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<text:span text:style-name="T18">d</text:span><text:span text:style-name="T19">2</text:span></text:p>
          </table:table-cell>
          <table:table-cell table:number-columns-repeated="2"/>
          <table:table-cell table:formula="of:=1+[.I64]" office:value-type="float" office:value="19" calcext:value-type="float">
            <text:p>19</text:p>
          </table:table-cell>
          <table:table-cell table:formula="of:=[.$E$28]*COS(2*PI()*[.$I65]/36)+[.J$18]" office:value-type="float" office:value="-4.41303830363387" calcext:value-type="float">
            <text:p>-4.41303830363387</text:p>
          </table:table-cell>
          <table:table-cell table:formula="of:=[.$E$28]*SIN(2*PI()*[.$I65]/36)+[.K$18]" office:value-type="float" office:value="0.789513501648488" calcext:value-type="float">
            <text:p>0.789513501648488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length of side BC</text:p>
          </table:table-cell>
          <table:table-cell/>
          <table:table-cell office:value-type="string" calcext:value-type="string">
            <text:p>a</text:p>
          </table:table-cell>
          <table:table-cell table:style-name="ce11" table:formula="of:=SQRT((([.E64]-[.E63])^2)+(([.F64]-[.F63])^2))" office:value-type="float" office:value="4.12310562561766" calcext:value-type="float">
            <text:p>4.1</text:p>
          </table:table-cell>
          <table:table-cell table:formula="of:=(([.E64]-[.E63])^2)+(([.F64]-[.F63])^2)" office:value-type="float" office:value="17" calcext:value-type="float">
            <text:p>17</text:p>
          </table:table-cell>
          <table:table-cell table:number-columns-repeated="2"/>
          <table:table-cell table:formula="of:=1+[.I65]" office:value-type="float" office:value="20" calcext:value-type="float">
            <text:p>20</text:p>
          </table:table-cell>
          <table:table-cell table:formula="of:=[.$E$28]*COS(2*PI()*[.$I66]/36)+[.J$18]" office:value-type="float" office:value="-4.16990023419805" calcext:value-type="float">
            <text:p>-4.16990023419805</text:p>
          </table:table-cell>
          <table:table-cell table:formula="of:=[.$E$28]*SIN(2*PI()*[.$I66]/36)+[.K$18]" office:value-type="float" office:value="-0.117890126740202" calcext:value-type="float">
            <text:p>-0.117890126740202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length of side AC</text:p>
          </table:table-cell>
          <table:table-cell/>
          <table:table-cell office:value-type="string" calcext:value-type="string">
            <text:p>b</text:p>
          </table:table-cell>
          <table:table-cell table:style-name="ce11" table:formula="of:=SQRT(([.E62]-[.E64])^2+([.F62]-[.F64])^2)" office:value-type="float" office:value="6.70820393249937" calcext:value-type="float">
            <text:p>6.7</text:p>
          </table:table-cell>
          <table:table-cell table:formula="of:=(([.E62]-[.E64])^2+([.F62]-[.F64])^2)" office:value-type="float" office:value="45" calcext:value-type="float">
            <text:p>45</text:p>
          </table:table-cell>
          <table:table-cell table:number-columns-repeated="2"/>
          <table:table-cell table:formula="of:=1+[.I66]" office:value-type="float" office:value="21" calcext:value-type="float">
            <text:p>21</text:p>
          </table:table-cell>
          <table:table-cell table:formula="of:=[.$E$28]*COS(2*PI()*[.$I67]/36)+[.J$18]" office:value-type="float" office:value="-3.77288699188718" calcext:value-type="float">
            <text:p>-3.77288699188718</text:p>
          </table:table-cell>
          <table:table-cell table:formula="of:=[.$E$28]*SIN(2*PI()*[.$I67]/36)+[.K$18]" office:value-type="float" office:value="-0.969287772409805" calcext:value-type="float">
            <text:p>-0.969287772409805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length of side AB</text:p>
          </table:table-cell>
          <table:table-cell/>
          <table:table-cell office:value-type="string" calcext:value-type="string">
            <text:p>c</text:p>
          </table:table-cell>
          <table:table-cell table:style-name="ce11" table:formula="of:=SQRT(([.E63]-[.E62])^2+([.F63]-[.F62])^2)" office:value-type="float" office:value="8.60232526704263" calcext:value-type="float">
            <text:p>8.6</text:p>
          </table:table-cell>
          <table:table-cell table:formula="of:=(([.E63]-[.E62])^2+([.F63]-[.F62])^2)" office:value-type="float" office:value="74" calcext:value-type="float">
            <text:p>74</text:p>
          </table:table-cell>
          <table:table-cell table:number-columns-repeated="2"/>
          <table:table-cell table:formula="of:=1+[.I67]" office:value-type="float" office:value="22" calcext:value-type="float">
            <text:p>22</text:p>
          </table:table-cell>
          <table:table-cell table:formula="of:=[.$E$28]*COS(2*PI()*[.$I68]/36)+[.J$18]" office:value-type="float" office:value="-3.23406162317048" calcext:value-type="float">
            <text:p>-3.23406162317048</text:p>
          </table:table-cell>
          <table:table-cell table:formula="of:=[.$E$28]*SIN(2*PI()*[.$I68]/36)+[.K$18]" office:value-type="float" office:value="-1.73881014872465" calcext:value-type="float">
            <text:p>-1.73881014872465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semiperimeter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([.E66]+[.E67]+[.E68])/2" office:value-type="float" office:value="9.71681741257983" calcext:value-type="float">
            <text:p>9.7</text:p>
          </table:table-cell>
          <table:table-cell table:number-columns-repeated="3"/>
          <table:table-cell table:formula="of:=1+[.I68]" office:value-type="float" office:value="23" calcext:value-type="float">
            <text:p>23</text:p>
          </table:table-cell>
          <table:table-cell table:formula="of:=[.$E$28]*COS(2*PI()*[.$I69]/36)+[.J$18]" office:value-type="float" office:value="-2.56979606421761" calcext:value-type="float">
            <text:p>-2.56979606421761</text:p>
          </table:table-cell>
          <table:table-cell table:formula="of:=[.$E$28]*SIN(2*PI()*[.$I69]/36)+[.K$18]" office:value-type="float" office:value="-2.40307570767752" calcext:value-type="float">
            <text:p>-2.40307570767752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Area of triangle</text:p>
          </table:table-cell>
          <table:table-cell/>
          <table:table-cell office:value-type="string" calcext:value-type="string">
            <text:p>K</text:p>
          </table:table-cell>
          <table:table-cell table:style-name="ce11" table:formula="of:=SQRT([.E69]*([.E69]-[.E66])*([.E69]-[.E67])*([.E69]-[.E68]))" office:value-type="float" office:value="13.5" calcext:value-type="float">
            <text:p>13.5</text:p>
          </table:table-cell>
          <table:table-cell table:number-columns-repeated="3"/>
          <table:table-cell table:formula="of:=1+[.I69]" office:value-type="float" office:value="24" calcext:value-type="float">
            <text:p>24</text:p>
          </table:table-cell>
          <table:table-cell table:formula="of:=[.$E$28]*COS(2*PI()*[.$I70]/36)+[.J$18]" office:value-type="float" office:value="-1.80027368790277" calcext:value-type="float">
            <text:p>-1.80027368790277</text:p>
          </table:table-cell>
          <table:table-cell table:formula="of:=[.$E$28]*SIN(2*PI()*[.$I70]/36)+[.K$18]" office:value-type="float" office:value="-2.94190107639422" calcext:value-type="float">
            <text:p>-2.94190107639422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Incenter and Circumcircle</text:p>
          </table:table-cell>
          <table:table-cell table:number-columns-repeated="7"/>
          <table:table-cell table:formula="of:=1+[.I70]" office:value-type="float" office:value="25" calcext:value-type="float">
            <text:p>25</text:p>
          </table:table-cell>
          <table:table-cell table:formula="of:=[.$E$28]*COS(2*PI()*[.$I71]/36)+[.J$18]" office:value-type="float" office:value="-0.948876042233162" calcext:value-type="float">
            <text:p>-0.948876042233162</text:p>
          </table:table-cell>
          <table:table-cell table:formula="of:=[.$E$28]*SIN(2*PI()*[.$I71]/36)+[.K$18]" office:value-type="float" office:value="-3.33891431870509" calcext:value-type="float">
            <text:p>-3.33891431870509</text:p>
          </table:table-cell>
          <table:table-cell table:number-columns-repeated="53"/>
        </table:table-row>
        <table:table-row table:style-name="ro2">
          <table:table-cell table:style-name="ce4"/>
          <table:table-cell office:value-type="string" calcext:value-type="string">
            <text:p>Incenter</text:p>
          </table:table-cell>
          <table:table-cell/>
          <table:table-cell office:value-type="string" calcext:value-type="string">
            <text:p>O'</text:p>
          </table:table-cell>
          <table:table-cell table:style-name="ce11" table:formula="of:=([.E66]*[.E62]+[.E67]*[.E63]+[.E68]*[.E64])/([.E66]+[.E67]+[.E68])" office:value-type="float" office:value="1.74425083023683" calcext:value-type="float">
            <text:p>1.7</text:p>
          </table:table-cell>
          <table:table-cell table:style-name="ce11" table:formula="of:=([.E66]*[.F62]+[.E67]*[.F63]+[.E68]*[.F64])/([.E66]+[.E67]+[.E68])" office:value-type="float" office:value="2.3818344859762" calcext:value-type="float">
            <text:p>2.4</text:p>
          </table:table-cell>
          <table:table-cell table:number-columns-repeated="2"/>
          <table:table-cell table:formula="of:=1+[.I71]" office:value-type="float" office:value="26" calcext:value-type="float">
            <text:p>26</text:p>
          </table:table-cell>
          <table:table-cell table:formula="of:=[.$E$28]*COS(2*PI()*[.$I72]/36)+[.J$18]" office:value-type="float" office:value="-0.041472413844475" calcext:value-type="float">
            <text:p>-0.041472413844475</text:p>
          </table:table-cell>
          <table:table-cell table:formula="of:=[.$E$28]*SIN(2*PI()*[.$I72]/36)+[.K$18]" office:value-type="float" office:value="-3.58205238814091" calcext:value-type="float">
            <text:p>-3.58205238814091</text:p>
          </table:table-cell>
          <table:table-cell table:number-columns-repeated="53"/>
        </table:table-row>
        <table:table-row table:style-name="ro2">
          <table:table-cell table:style-name="ce4"/>
          <table:table-cell office:value-type="string" calcext:value-type="string">
            <text:p>radius of incircle</text:p>
          </table:table-cell>
          <table:table-cell table:style-name="ce6" office:value-type="string" calcext:value-type="string">
            <text:p>K/s = 2K / (a+b+c))</text:p>
          </table:table-cell>
          <table:table-cell office:value-type="string" calcext:value-type="string">
            <text:p>r</text:p>
          </table:table-cell>
          <table:table-cell table:style-name="ce11" table:formula="of:=SQRT((([.E69]-[.E66])*([.E69]-[.E67])*([.E69]-[.E68]))/[.E69])" office:value-type="float" office:value="1.38934379712871" calcext:value-type="float">
            <text:p>1.4</text:p>
          </table:table-cell>
          <table:table-cell table:number-columns-repeated="3"/>
          <table:table-cell table:formula="of:=1+[.I72]" office:value-type="float" office:value="27" calcext:value-type="float">
            <text:p>27</text:p>
          </table:table-cell>
          <table:table-cell table:formula="of:=[.$E$28]*COS(2*PI()*[.$I73]/36)+[.J$18]" office:value-type="float" office:value="0.894366197183098" calcext:value-type="float">
            <text:p>0.894366197183098</text:p>
          </table:table-cell>
          <table:table-cell table:formula="of:=[.$E$28]*SIN(2*PI()*[.$I73]/36)+[.K$18]" office:value-type="float" office:value="-3.66392765749567" calcext:value-type="float">
            <text:p>-3.66392765749567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ircumcent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O</text:p>
          </table:table-cell>
          <table:table-cell table:style-name="ce11" table:formula="of:=(([.E62]^2+[.F62]^2)*([.F64]-[.F63])+([.E63]^2+[.F63]^2)*([.F62]-[.F64])+([.E64]^2+[.F64]^2)*([.F63]-[.F62]))/(2*([.E62]*([.F64]-[.F63])+[.E63]*([.F62]-[.F64])+[.E64]*([.F63]-[.F62])))" office:value-type="float" office:value="2.05555555555556" calcext:value-type="float">
            <text:p>2.1</text:p>
          </table:table-cell>
          <table:table-cell table:style-name="ce11" table:formula="of:=-(([.E62]^2+[.F62]^2)*([.E64]-[.E63])+([.E63]^2+[.F63]^2)*([.E62]-[.E64])+([.E64]^2+[.F64]^2)*([.E63]-[.E62]))/(2*([.E62]*([.F64]-[.F63])+[.E63]*([.F62]-[.F64])+[.E64]*([.F63]-[.F62])))" office:value-type="float" office:value="-0.277777777777778" calcext:value-type="float">
            <text:p>-0.3</text:p>
          </table:table-cell>
          <table:table-cell table:number-columns-repeated="2"/>
          <table:table-cell table:formula="of:=1+[.I73]" office:value-type="float" office:value="28" calcext:value-type="float">
            <text:p>28</text:p>
          </table:table-cell>
          <table:table-cell table:formula="of:=[.$E$28]*COS(2*PI()*[.$I74]/36)+[.J$18]" office:value-type="float" office:value="1.83020480821067" calcext:value-type="float">
            <text:p>1.83020480821067</text:p>
          </table:table-cell>
          <table:table-cell table:formula="of:=[.$E$28]*SIN(2*PI()*[.$I74]/36)+[.K$18]" office:value-type="float" office:value="-3.58205238814091" calcext:value-type="float">
            <text:p>-3.58205238814091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radius of circumcircle</text:p>
          </table:table-cell>
          <table:table-cell table:style-name="ce6" office:value-type="string" calcext:value-type="string">
            <text:p>a*b*c /(4K)</text:p>
          </table:table-cell>
          <table:table-cell office:value-type="string" calcext:value-type="string">
            <text:p>R</text:p>
          </table:table-cell>
          <table:table-cell table:style-name="ce11" table:formula="of:=([.E66]*[.E67]*[.E68])/(4*[.E70])" office:value-type="float" office:value="4.40608445753297" calcext:value-type="float">
            <text:p>4.4</text:p>
          </table:table-cell>
          <table:table-cell table:style-name="ce11"/>
          <table:table-cell table:number-columns-repeated="2"/>
          <table:table-cell table:formula="of:=1+[.I74]" office:value-type="float" office:value="29" calcext:value-type="float">
            <text:p>29</text:p>
          </table:table-cell>
          <table:table-cell table:formula="of:=[.$E$28]*COS(2*PI()*[.$I75]/36)+[.J$18]" office:value-type="float" office:value="2.73760843659936" calcext:value-type="float">
            <text:p>2.73760843659936</text:p>
          </table:table-cell>
          <table:table-cell table:formula="of:=[.$E$28]*SIN(2*PI()*[.$I75]/36)+[.K$18]" office:value-type="float" office:value="-3.33891431870509" calcext:value-type="float">
            <text:p>-3.33891431870509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Interior Angles</text:p>
          </table:table-cell>
          <table:table-cell/>
          <table:table-cell table:style-name="ce6"/>
          <table:table-cell/>
          <table:table-cell table:style-name="ce6" office:value-type="string" calcext:value-type="string">
            <text:p>deg</text:p>
          </table:table-cell>
          <table:table-cell table:style-name="ce6" office:value-type="string" calcext:value-type="string">
            <text:p>rad</text:p>
          </table:table-cell>
          <table:table-cell table:number-columns-repeated="2"/>
          <table:table-cell table:formula="of:=1+[.I75]" office:value-type="float" office:value="30" calcext:value-type="float">
            <text:p>30</text:p>
          </table:table-cell>
          <table:table-cell table:formula="of:=[.$E$28]*COS(2*PI()*[.$I76]/36)+[.J$18]" office:value-type="float" office:value="3.58900608226896" calcext:value-type="float">
            <text:p>3.58900608226896</text:p>
          </table:table-cell>
          <table:table-cell table:formula="of:=[.$E$28]*SIN(2*PI()*[.$I76]/36)+[.K$18]" office:value-type="float" office:value="-2.94190107639422" calcext:value-type="float">
            <text:p>-2.94190107639422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10">acos((b</text:span><text:span text:style-name="T11">2</text:span><text:span text:style-name="T12">+c</text:span><text:span text:style-name="T11">2</text:span><text:span text:style-name="T12">-a</text:span><text:span text:style-name="T11">2</text:span><text:span text:style-name="T12">)/(2bc))</text:span></text:p>
          </table:table-cell>
          <table:table-cell table:style-name="ce7" office:value-type="string" calcext:value-type="string">
            <text:p>a</text:p>
          </table:table-cell>
          <table:table-cell table:style-name="ce12" table:formula="of:=DEGREES([.F77])" office:value-type="float" office:value="27.8972710309476" calcext:value-type="float">
            <text:p>27.9</text:p>
          </table:table-cell>
          <table:table-cell table:formula="of:=ACOS((([.E67]^2+[.E68]^2)-([.E66]^2))/(2*[.E67]*[.E68]))" office:value-type="float" office:value="0.486899231811269" calcext:value-type="float">
            <text:p>0.486899231811269</text:p>
          </table:table-cell>
          <table:table-cell table:number-columns-repeated="2"/>
          <table:table-cell table:formula="of:=1+[.I76]" office:value-type="float" office:value="31" calcext:value-type="float">
            <text:p>31</text:p>
          </table:table-cell>
          <table:table-cell table:formula="of:=[.$E$28]*COS(2*PI()*[.$I77]/36)+[.J$18]" office:value-type="float" office:value="4.35852845858381" calcext:value-type="float">
            <text:p>4.35852845858381</text:p>
          </table:table-cell>
          <table:table-cell table:formula="of:=[.$E$28]*SIN(2*PI()*[.$I77]/36)+[.K$18]" office:value-type="float" office:value="-2.40307570767752" calcext:value-type="float">
            <text:p>-2.40307570767752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10">acos((c</text:span><text:span text:style-name="T11">2</text:span><text:span text:style-name="T12">+a</text:span><text:span text:style-name="T11">2</text:span><text:span text:style-name="T12">-b</text:span><text:span text:style-name="T11">2</text:span><text:span text:style-name="T12">)/(2bc))</text:span></text:p>
          </table:table-cell>
          <table:table-cell table:style-name="ce7" office:value-type="string" calcext:value-type="string">
            <text:p>b</text:p>
          </table:table-cell>
          <table:table-cell table:style-name="ce12" table:formula="of:=DEGREES([.F78])" office:value-type="float" office:value="49.5739212599009" calcext:value-type="float">
            <text:p>49.6</text:p>
          </table:table-cell>
          <table:table-cell table:formula="of:=ACOS((([.E66]^2+[.E68]^2)-([.E67]^2))/(2*[.E66]*[.E68]))" office:value-type="float" office:value="0.865228149109685" calcext:value-type="float">
            <text:p>0.865228149109685</text:p>
          </table:table-cell>
          <table:table-cell table:number-columns-repeated="2"/>
          <table:table-cell table:formula="of:=1+[.I77]" office:value-type="float" office:value="32" calcext:value-type="float">
            <text:p>32</text:p>
          </table:table-cell>
          <table:table-cell table:formula="of:=[.$E$28]*COS(2*PI()*[.$I78]/36)+[.J$18]" office:value-type="float" office:value="5.02279401753667" calcext:value-type="float">
            <text:p>5.02279401753667</text:p>
          </table:table-cell>
          <table:table-cell table:formula="of:=[.$E$28]*SIN(2*PI()*[.$I78]/36)+[.K$18]" office:value-type="float" office:value="-1.73881014872465" calcext:value-type="float">
            <text:p>-1.73881014872465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6" office:value-type="string" calcext:value-type="string">
            <text:p><text:span text:style-name="T10">acos((a</text:span><text:span text:style-name="T11">2</text:span><text:span text:style-name="T12">+b</text:span><text:span text:style-name="T11">2</text:span><text:span text:style-name="T12">-c</text:span><text:span text:style-name="T11">2</text:span><text:span text:style-name="T12">)/(2bc))</text:span></text:p>
          </table:table-cell>
          <table:table-cell table:style-name="ce7" office:value-type="string" calcext:value-type="string">
            <text:p>g</text:p>
          </table:table-cell>
          <table:table-cell table:style-name="ce12" table:formula="of:=DEGREES([.F79])" office:value-type="float" office:value="102.528807709152" calcext:value-type="float">
            <text:p>102.5</text:p>
          </table:table-cell>
          <table:table-cell table:formula="of:=ACOS((([.E66]^2+[.E67]^2)-([.E68]^2))/(2*[.E66]*[.E67]))" office:value-type="float" office:value="1.78946527266884" calcext:value-type="float">
            <text:p>1.78946527266884</text:p>
          </table:table-cell>
          <table:table-cell table:number-columns-repeated="2"/>
          <table:table-cell table:formula="of:=1+[.I78]" office:value-type="float" office:value="33" calcext:value-type="float">
            <text:p>33</text:p>
          </table:table-cell>
          <table:table-cell table:formula="of:=[.$E$28]*COS(2*PI()*[.$I79]/36)+[.J$18]" office:value-type="float" office:value="5.56161938625338" calcext:value-type="float">
            <text:p>5.56161938625338</text:p>
          </table:table-cell>
          <table:table-cell table:formula="of:=[.$E$28]*SIN(2*PI()*[.$I79]/36)+[.K$18]" office:value-type="float" office:value="-0.969287772409803" calcext:value-type="float">
            <text:p>-0.969287772409803</text:p>
          </table:table-cell>
          <table:table-cell table:number-columns-repeated="53"/>
        </table:table-row>
        <table:table-row table:style-name="ro2">
          <table:table-cell table:number-columns-repeated="4"/>
          <table:table-cell table:style-name="ce11" table:formula="of:=SUM([.E77:.E79])" office:value-type="float" office:value="180" calcext:value-type="float">
            <text:p>180.0</text:p>
          </table:table-cell>
          <table:table-cell table:number-columns-repeated="3"/>
          <table:table-cell table:formula="of:=1+[.I79]" office:value-type="float" office:value="34" calcext:value-type="float">
            <text:p>34</text:p>
          </table:table-cell>
          <table:table-cell table:formula="of:=[.$E$28]*COS(2*PI()*[.$I80]/36)+[.J$18]" office:value-type="float" office:value="5.95863262856425" calcext:value-type="float">
            <text:p>5.95863262856425</text:p>
          </table:table-cell>
          <table:table-cell table:formula="of:=[.$E$28]*SIN(2*PI()*[.$I80]/36)+[.K$18]" office:value-type="float" office:value="-0.117890126740202" calcext:value-type="float">
            <text:p>-0.117890126740202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6"/>
          <table:table-cell/>
          <table:table-cell table:style-name="ce11" table:number-columns-repeated="2"/>
          <table:table-cell table:number-columns-repeated="2"/>
          <table:table-cell table:formula="of:=1+[.I80]" office:value-type="float" office:value="35" calcext:value-type="float">
            <text:p>35</text:p>
          </table:table-cell>
          <table:table-cell table:formula="of:=[.$E$28]*COS(2*PI()*[.$I81]/36)+[.J$18]" office:value-type="float" office:value="6.20177069800007" calcext:value-type="float">
            <text:p>6.20177069800007</text:p>
          </table:table-cell>
          <table:table-cell table:formula="of:=[.$E$28]*SIN(2*PI()*[.$I81]/36)+[.K$18]" office:value-type="float" office:value="0.789513501648486" calcext:value-type="float">
            <text:p>0.789513501648486</text:p>
          </table:table-cell>
          <table:table-cell table:number-columns-repeated="53"/>
        </table:table-row>
        <table:table-row table:style-name="ro2">
          <table:table-cell table:number-columns-repeated="8"/>
          <table:table-cell table:formula="of:=1+[.I81]" office:value-type="float" office:value="36" calcext:value-type="float">
            <text:p>36</text:p>
          </table:table-cell>
          <table:table-cell table:formula="of:=[.$E$28]*COS(2*PI()*[.$I82]/36)+[.J$18]" office:value-type="float" office:value="6.28364596735483" calcext:value-type="float">
            <text:p>6.28364596735483</text:p>
          </table:table-cell>
          <table:table-cell table:formula="of:=[.$E$28]*SIN(2*PI()*[.$I82]/36)+[.K$18]" office:value-type="float" office:value="1.72535211267606" calcext:value-type="float">
            <text:p>1.72535211267606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number-columns-repeated="6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center</text:p>
          </table:table-cell>
          <table:table-cell office:value-type="string" calcext:value-type="string">
            <text:p>O'x = (a*Ax + b*Bx + c*Cz)/(a*b*c)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O'y = (a*Ay + b*By + c*Cy)/(a*b*c)</text:p>
          </table:table-cell>
          <table:table-cell table:number-columns-repeated="6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ircumcenter</text:p>
          </table:table-cell>
          <table:table-cell office:value-type="string" calcext:value-type="string">
            <text:p><text:span text:style-name="T1">O</text:span><text:span text:style-name="T2">x</text:span><text:span text:style-name="T3"> = ((A</text:span><text:span text:style-name="T2">x</text:span><text:span text:style-name="T15">2</text:span><text:span text:style-name="T3">+A</text:span><text:span text:style-name="T2">y</text:span><text:span text:style-name="T15">2</text:span><text:span text:style-name="T3">)*(C</text:span><text:span text:style-name="T2">y</text:span><text:span text:style-name="T3">-B</text:span><text:span text:style-name="T2">y</text:span><text:span text:style-name="T3">) + (Bx2+By2)*(A</text:span><text:span text:style-name="T2">y</text:span><text:span text:style-name="T3">-C</text:span><text:span text:style-name="T2">y</text:span><text:span text:style-name="T3">) + (Cx2+Cy2)*(B</text:span><text:span text:style-name="T2">y</text:span><text:span text:style-name="T3">-A</text:span><text:span text:style-name="T2">y</text:span><text:span text:style-name="T3">))/(2*(Ax*(Cy-By)+Bx*(Ay-Cy)+ Cx*(By-Ay)))</text:span></text:p>
          </table:table-cell>
          <table:table-cell table:number-columns-repeated="61"/>
        </table:table-row>
        <table:table-row table:style-name="ro3">
          <table:table-cell table:number-columns-repeated="2"/>
          <table:table-cell office:value-type="string" calcext:value-type="string">
            <text:p><text:span text:style-name="T4">O</text:span><text:span text:style-name="T5">y</text:span><text:span text:style-name="T6"> = -((Ax2+Ay2)*(C</text:span><text:span text:style-name="T5">x</text:span><text:span text:style-name="T6">-B</text:span><text:span text:style-name="T5">x</text:span><text:span text:style-name="T6">) + (Bx2+By2)*(A</text:span><text:span text:style-name="T5">x</text:span><text:span text:style-name="T6">-C</text:span><text:span text:style-name="T5">x</text:span><text:span text:style-name="T6">) + (Cx2+Cy2)*(B</text:span><text:span text:style-name="T5">x</text:span><text:span text:style-name="T6">-A</text:span><text:span text:style-name="T5">x</text:span><text:span text:style-name="T6">))/2*(Ax*(Cy-By)+Bx*(Ay-Cy)+ Cx*(By-Ay))</text:span>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ransportable code is HIGHLY CONDENSED, and should not be changed</text:p>
          </table:table-cell>
          <table:table-cell table:style-name="ce6"/>
          <table:table-cell table:number-columns-repeated="61"/>
        </table:table-row>
        <table:table-row table:style-name="ro2">
          <table:table-cell table:number-columns-repeated="2"/>
          <table:table-cell table:style-name="ce6"/>
          <table:table-cell table:number-columns-repeated="61"/>
        </table:table-row>
        <table:table-row table:style-name="ro2">
          <table:table-cell table:style-name="ce4" office:value-type="string" calcext:value-type="string">
            <text:p>Sources</text:p>
          </table:table-cell>
          <table:table-cell/>
          <table:table-cell table:style-name="ce6"/>
          <table:table-cell table:number-columns-repeated="61"/>
        </table:table-row>
        <table:table-row table:style-name="ro2">
          <table:table-cell/>
          <table:table-cell office:value-type="string" calcext:value-type="string">
            <text:p>Circumcircle</text:p>
          </table:table-cell>
          <table:table-cell office:value-type="string" calcext:value-type="string">
            <text:p>http://en.wikipedia.org/wiki/Circumscribed_circl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Circumcenter</text:p>
          </table:table-cell>
          <table:table-cell office:value-type="string" calcext:value-type="string">
            <text:p>Rourke has a sign error in two terms for Ox</text:p>
          </table:table-cell>
          <table:table-cell table:number-columns-repeated="61"/>
        </table:table-row>
        <table:table-row table:style-name="ro2" table:number-rows-repeated="29">
          <table:table-cell table:number-columns-repeated="64"/>
        </table:table-row>
        <table:table-row table:style-name="ro2">
          <table:table-cell/>
          <table:table-cell>
            <draw:frame draw:z-index="1" draw:name="Chart 2" draw:style-name="gr1" draw:text-style-name="P1" svg:width="5.2331in" svg:height="5.0004in" svg:x="0.3472in" svg:y="-2.2906in">
              <draw:object draw:notify-on-update-of-ranges="Circumcircle.J46:Circumcircle.J82 Circumcircle.K46:Circumcircle.K82 Circumcircle.J12:Circumcircle.J16 Circumcircle.K12:Circumcircle.K16 Circumcircle.J18:Circumcircle.J18 Circumcircle.K18:Circumcircle.K18 Circumcircle.J21:Circumcircle.J22 Circumcircle.K21:Circumcircle.K22 Circumcircle.J24:Circumcircle.J25 Circumcircle.K24:Circumcircle.K25 Circumcircle.J27:Circumcircle.J28 Circumcircle.K27:Circumcircle.K28 Circumcircle.E41:Circumcircle.E41 Circumcircle.F41:Circumcircle.F41 Circumcircle.E42:Circumcircle.E42 Circumcircle.F42:Circumcircle.F42 Circumcircle.E43:Circumcircle.E43 Circumcircle.F43:Circumcircle.F43 Circumcircle.J31:Circumcircle.J32 Circumcircle.K31:Circumcircle.K32 Circumcircle.J34:Circumcircle.J35 Circumcircle.K34:Circumcircle.K35 Circumcircle.J37:Circumcircle.J38 Circumcircle.K37:Circumcircle.K3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2" table:number-rows-repeated="104845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Ax" table:base-cell-address="$Circumcircle.$E$12" table:cell-range-address="$Circumcircle.$E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/>
    <style:font-face style:name="Verdana" svg:font-family="Verdan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date-style style:name="N128">
      <number:day/>
      <number:text>-</number:text>
      <number:month number:textual="true"/>
      <number:text>-</number:text>
      <number:year/>
    </number:date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  <number:text>˚</number:text>
    </number:number-style>
    <number:percentage-style style:name="N131">
      <number:number number:decimal-places="1" loext:min-decimal-places="1" number:min-integer-digits="1"/>
      <number:text>%</number:text>
    </number:percentage-style>
    <number:date-style style:name="N132">
      <number:month/>
      <number:text>/</number:text>
      <number:day/>
      <number:text>/</number:text>
      <number:year number:style="long"/>
    </number:date-style>
    <number:number-style style:name="N133">
      <number:number number:decimal-places="1" loext:min-decimal-places="1" number:min-integer-digits="1"/>
      <number:text>°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15:55:57.600335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2T14:23:28.922098590</meta:creation-date>
    <dc:date>2020-02-02T20:35:40.056132849</dc:date>
    <meta:editing-duration>PT5H13M56S</meta:editing-duration>
    <meta:editing-cycles>3</meta:editing-cycles>
    <meta:generator>LibreOffice/6.3.4.2$Linux_X86_64 LibreOffice_project/30$Build-2</meta:generator>
    <meta:document-statistic meta:table-count="1" meta:cell-count="42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ccccc" draw:fill-color="#b2b2b2"/>
    </style:style>
    <style:style style:name="ch2" style:family="chart">
      <style:chart-properties style:rotation-angle="0"/>
      <style:text-properties fo:color="#000000" fo:font-family="Verdana" fo:font-size="11pt" fo:font-weight="bold" style:font-size-asian="11pt" style:font-weight-asian="bold" style:font-family-complex="Verdana" style:font-size-complex="11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cccccc" draw:fill="solid" draw:fill-color="#272727"/>
      <style:text-properties fo:color="#000000" fo:font-family="Verdana" fo:font-size="7.34999990463257pt" style:font-size-asian="7.34999990463257pt" style:font-family-complex="Verdana" style:font-size-complex="7.34999990463257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logarithmic="false" chart:interval-major="2" chart:interval-minor-divisor="5" chart:reverse-direction="false" text:line-break="false" loext:try-staggering-first="false" chart:link-data-style-to-source="true" chart:axis-position="0" chart:tick-mark-position="at-axis"/>
      <style:graphic-properties svg:stroke-color="#cccccc"/>
      <style:text-properties fo:color="#000000" fo:font-family="Verdana" fo:font-size="9pt" style:font-size-asian="9pt" style:font-family-complex="Verdana" style:font-size-complex="9pt"/>
    </style:style>
    <style:style style:name="ch7" style:family="chart" style:data-style-name="N0">
      <style:chart-properties chart:display-label="true" chart:logarithmic="false" chart:interval-major="2" chart:interval-minor-divisor="2" chart:reverse-direction="false" text:line-break="false" loext:try-staggering-first="false" chart:link-data-style-to-source="true" chart:axis-position="0" chart:tick-mark-position="at-axis"/>
      <style:graphic-properties svg:stroke-color="#cccccc"/>
      <style:text-properties fo:color="#000000" fo:font-family="Verdana" fo:font-size="9pt" style:font-size-asian="9pt" style:font-family-complex="Verdana" style:font-size-complex="9pt"/>
    </style:style>
    <style:style style:name="ch8" style:family="chart">
      <style:graphic-properties svg:stroke-color="#cccccc"/>
    </style:style>
    <style:style style:name="ch9" style:family="chart" style:data-style-name="N0">
      <style:chart-properties chart:symbol-type="named-symbol" chart:symbol-name="circle" chart:symbol-width="0.07cm" chart:symbol-height="0.07cm" chart:link-data-style-to-source="true"/>
      <style:graphic-properties svg:stroke-width="0.035cm" svg:stroke-color="#1fb714" draw:fill-color="#1fb71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5cm" chart:symbol-height="0.245cm" chart:link-data-style-to-source="true"/>
      <style:graphic-properties draw:stroke="none" svg:stroke-color="#dd2d32" draw:fill-color="#dd2d3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5cm" svg:stroke-color="#dd0806" draw:fill-color="#dd0806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dcdcd"/>
    </style:style>
    <style:style style:name="ch13" style:family="chart">
      <style:graphic-properties draw:fill-color="#d9d9d9"/>
    </style:style>
  </office:automatic-styles>
  <office:body>
    <office:chart>
      <chart:chart svg:width="11.721cm" svg:height="11.305cm" xlink:href=".." xlink:type="simple" chart:class="chart:scatter" chart:style-name="ch1">
        <chart:title svg:x="4.386cm" svg:y="0.403cm" chart:style-name="ch2">
          <text:p>Circumcircle
"Circumcenter", Ex. 2</text:p>
        </chart:title>
        <chart:subtitle svg:x="0cm" svg:y="0cm" chart:style-name="ch3">
          <text:p/>
        </chart:subtitle>
        <chart:legend svg:x="6.968cm" svg:y="0.026cm" style:legend-expansion="custom" chartooo:width="4.751cm" chartooo:height="2.323cm" style:legend-expansion-aspect-ratio="2.04520017219113" chart:style-name="ch4"/>
        <chart:plot-area chart:style-name="ch5" table:cell-range-address="Circumcircle.J12:Circumcircle.K15 Circumcircle.K18:Circumcircle.K18 Circumcircle.K46:Circumcircle.K82" svg:x="1.086cm" svg:y="1.589cm" svg:width="10.114cm" svg:height="9.727cm">
          <chartooo:coordinate-region svg:x="1.245cm" svg:y="1.775cm" svg:width="9.847cm" svg:height="9.35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Circumcircle.K12:Circumcircle.K15" chart:class="chart:scatter">
            <chart:domain table:cell-range-address="Circumcircle.J12:Circumcircle.J15"/>
            <chart:data-point chart:repeated="4"/>
          </chart:series>
          <chart:series chart:style-name="ch10" chart:values-cell-range-address="Circumcircle.K18:Circumcircle.K18" chart:class="chart:scatter">
            <chart:domain table:cell-range-address="Circumcircle.J18:Circumcircle.J18"/>
            <chart:data-point/>
          </chart:series>
          <chart:series chart:style-name="ch11" chart:values-cell-range-address="Circumcircle.K46:Circumcircle.K82" chart:class="chart:scatter">
            <chart:domain table:cell-range-address="Circumcircle.J46:Circumcircle.J82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Circumcircle.J12:Circumcircle.J15</svg:desc>
                </draw:g>
              </table:table-cell>
              <table:table-cell office:value-type="float" office:value="-2">
                <text:p>-2</text:p>
                <draw:g>
                  <svg:desc>Circumcircle.K12:Circumcircle.K15</svg:desc>
                </draw:g>
              </table:table-cell>
              <table:table-cell office:value-type="float" office:value="0.894366197183099">
                <text:p>0.894366197183099</text:p>
                <draw:g>
                  <svg:desc>Circumcircle.J18:Circumcircle.J18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18:Circumcircle.K18</svg:desc>
                </draw:g>
              </table:table-cell>
              <table:table-cell office:value-type="float" office:value="6.28364596735483">
                <text:p>6.28364596735483</text:p>
                <draw:g>
                  <svg:desc>Circumcircle.J46:Circumcircle.J82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46:Circumcircle.K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177069800007">
                <text:p>6.20177069800007</text:p>
              </table:table-cell>
              <table:table-cell office:value-type="float" office:value="2.66119072370363">
                <text:p>2.66119072370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863262856425">
                <text:p>5.95863262856425</text:p>
              </table:table-cell>
              <table:table-cell office:value-type="float" office:value="3.56859435209232">
                <text:p>3.56859435209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161938625338">
                <text:p>5.56161938625338</text:p>
              </table:table-cell>
              <table:table-cell office:value-type="float" office:value="4.41999199776192">
                <text:p>4.41999199776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279401753668">
                <text:p>5.02279401753668</text:p>
              </table:table-cell>
              <table:table-cell office:value-type="float" office:value="5.18951437407677">
                <text:p>5.18951437407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2845858381">
                <text:p>4.35852845858381</text:p>
              </table:table-cell>
              <table:table-cell office:value-type="float" office:value="5.85377993302964">
                <text:p>5.85377993302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00608226896">
                <text:p>3.58900608226896</text:p>
              </table:table-cell>
              <table:table-cell office:value-type="float" office:value="6.39260530174634">
                <text:p>6.39260530174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760843659936">
                <text:p>2.73760843659936</text:p>
              </table:table-cell>
              <table:table-cell office:value-type="float" office:value="6.78961854405721">
                <text:p>6.78961854405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020480821067">
                <text:p>1.83020480821067</text:p>
              </table:table-cell>
              <table:table-cell office:value-type="float" office:value="7.03275661349303">
                <text:p>7.0327566134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366197183099">
                <text:p>0.894366197183099</text:p>
              </table:table-cell>
              <table:table-cell office:value-type="float" office:value="7.11463188284779">
                <text:p>7.1146318828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4724138444749">
                <text:p>-0.0414724138444749</text:p>
              </table:table-cell>
              <table:table-cell office:value-type="float" office:value="7.03275661349303">
                <text:p>7.0327566134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8876042233162">
                <text:p>-0.948876042233162</text:p>
              </table:table-cell>
              <table:table-cell office:value-type="float" office:value="6.78961854405721">
                <text:p>6.78961854405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0027368790276">
                <text:p>-1.80027368790276</text:p>
              </table:table-cell>
              <table:table-cell office:value-type="float" office:value="6.39260530174634">
                <text:p>6.39260530174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979606421761">
                <text:p>-2.56979606421761</text:p>
              </table:table-cell>
              <table:table-cell office:value-type="float" office:value="5.85377993302964">
                <text:p>5.85377993302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3406162317048">
                <text:p>-3.23406162317048</text:p>
              </table:table-cell>
              <table:table-cell office:value-type="float" office:value="5.18951437407677">
                <text:p>5.18951437407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88699188718">
                <text:p>-3.77288699188718</text:p>
              </table:table-cell>
              <table:table-cell office:value-type="float" office:value="4.41999199776193">
                <text:p>4.41999199776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990023419805">
                <text:p>-4.16990023419805</text:p>
              </table:table-cell>
              <table:table-cell office:value-type="float" office:value="3.56859435209232">
                <text:p>3.56859435209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303830363387">
                <text:p>-4.41303830363387</text:p>
              </table:table-cell>
              <table:table-cell office:value-type="float" office:value="2.66119072370363">
                <text:p>2.66119072370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491357298863">
                <text:p>-4.49491357298863</text:p>
              </table:table-cell>
              <table:table-cell office:value-type="float" office:value="1.72535211267606">
                <text:p>1.72535211267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303830363387">
                <text:p>-4.41303830363387</text:p>
              </table:table-cell>
              <table:table-cell office:value-type="float" office:value="0.789513501648488">
                <text:p>0.789513501648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990023419805">
                <text:p>-4.16990023419805</text:p>
              </table:table-cell>
              <table:table-cell office:value-type="float" office:value="-0.117890126740202">
                <text:p>-0.117890126740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88699188718">
                <text:p>-3.77288699188718</text:p>
              </table:table-cell>
              <table:table-cell office:value-type="float" office:value="-0.969287772409805">
                <text:p>-0.969287772409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3406162317048">
                <text:p>-3.23406162317048</text:p>
              </table:table-cell>
              <table:table-cell office:value-type="float" office:value="-1.73881014872465">
                <text:p>-1.73881014872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979606421761">
                <text:p>-2.56979606421761</text:p>
              </table:table-cell>
              <table:table-cell office:value-type="float" office:value="-2.40307570767752">
                <text:p>-2.40307570767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0027368790277">
                <text:p>-1.80027368790277</text:p>
              </table:table-cell>
              <table:table-cell office:value-type="float" office:value="-2.94190107639422">
                <text:p>-2.94190107639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8876042233162">
                <text:p>-0.948876042233162</text:p>
              </table:table-cell>
              <table:table-cell office:value-type="float" office:value="-3.33891431870509">
                <text:p>-3.33891431870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472413844475">
                <text:p>-0.041472413844475</text:p>
              </table:table-cell>
              <table:table-cell office:value-type="float" office:value="-3.58205238814091">
                <text:p>-3.5820523881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366197183098">
                <text:p>0.894366197183098</text:p>
              </table:table-cell>
              <table:table-cell office:value-type="float" office:value="-3.66392765749567">
                <text:p>-3.66392765749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020480821067">
                <text:p>1.83020480821067</text:p>
              </table:table-cell>
              <table:table-cell office:value-type="float" office:value="-3.58205238814091">
                <text:p>-3.5820523881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760843659936">
                <text:p>2.73760843659936</text:p>
              </table:table-cell>
              <table:table-cell office:value-type="float" office:value="-3.33891431870509">
                <text:p>-3.33891431870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00608226896">
                <text:p>3.58900608226896</text:p>
              </table:table-cell>
              <table:table-cell office:value-type="float" office:value="-2.94190107639422">
                <text:p>-2.94190107639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2845858381">
                <text:p>4.35852845858381</text:p>
              </table:table-cell>
              <table:table-cell office:value-type="float" office:value="-2.40307570767752">
                <text:p>-2.40307570767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279401753667">
                <text:p>5.02279401753667</text:p>
              </table:table-cell>
              <table:table-cell office:value-type="float" office:value="-1.73881014872465">
                <text:p>-1.73881014872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161938625338">
                <text:p>5.56161938625338</text:p>
              </table:table-cell>
              <table:table-cell office:value-type="float" office:value="-0.969287772409803">
                <text:p>-0.969287772409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863262856425">
                <text:p>5.95863262856425</text:p>
              </table:table-cell>
              <table:table-cell office:value-type="float" office:value="-0.117890126740202">
                <text:p>-0.117890126740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177069800007">
                <text:p>6.20177069800007</text:p>
              </table:table-cell>
              <table:table-cell office:value-type="float" office:value="0.789513501648486">
                <text:p>0.789513501648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8364596735483">
                <text:p>6.28364596735483</text:p>
              </table:table-cell>
              <table:table-cell office:value-type="float" office:value="1.72535211267606">
                <text:p>1.72535211267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ccccc" draw:fill-color="#b2b2b2"/>
    </style:style>
    <style:style style:name="ch2" style:family="chart">
      <style:chart-properties chart:auto-position="true" style:rotation-angle="0"/>
      <style:text-properties fo:color="#000000" fo:font-family="Verdana" fo:font-size="11pt" fo:font-weight="bold" style:font-size-asian="11pt" style:font-weight-asian="bold" style:font-family-complex="Verdana" style:font-size-complex="11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cccccc" draw:fill="solid" draw:fill-color="#272727" draw:opacity="50%"/>
      <style:text-properties fo:color="#000000" fo:font-family="Verdana" fo:font-size="7.34999990463257pt" style:font-size-asian="7.34999990463257pt" style:font-family-complex="Verdana" style:font-size-complex="7.34999990463257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cccccc"/>
      <style:text-properties fo:color="#000000" fo:font-family="Verdana" fo:font-size="8pt" style:font-size-asian="8pt" style:font-family-complex="Verdana" style:font-size-complex="8pt"/>
    </style:style>
    <style:style style:name="ch7" style:family="chart">
      <style:graphic-properties svg:stroke-color="#cccccc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dd0806" draw:fill-color="#dd080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05cm" chart:symbol-height="0.105cm" chart:link-data-style-to-source="true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05cm" chart:symbol-height="0.105cm" chart:link-data-style-to-source="true"/>
      <style:graphic-properties draw:stroke="none" svg:stroke-color="#dd0806" draw:fill-color="#dd080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fcf305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Excel_20_line_20_dash_20_2" svg:stroke-width="0.07cm" svg:stroke-color="#fcf305" draw:fill-color="#fcf305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Excel_20_line_20_dash_20_3" svg:stroke-width="0.07cm" svg:stroke-color="#fcf305" draw:fill-color="#fcf30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05cm" chart:symbol-height="0.105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105cm" chart:symbol-height="0.105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105cm" chart:symbol-height="0.105cm" chart:link-data-style-to-source="true"/>
      <style:graphic-properties draw:stroke="none" svg:stroke-color="#272727" draw:fill-color="#272727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8" style:family="chart">
      <style:graphic-properties draw:stroke="solid" svg:stroke-width="0.035cm" svg:stroke-color="#808080" draw:fill="solid" draw:fill-color="#333333"/>
    </style:style>
    <style:style style:name="ch19" style:family="chart">
      <style:graphic-properties draw:fill-color="#d9d9d9"/>
    </style:style>
  </office:automatic-styles>
  <office:body>
    <office:chart>
      <chart:chart svg:width="13.293cm" svg:height="12.702cm" xlink:href=".." xlink:type="simple" chart:class="chart:scatter" chart:style-name="ch1">
        <chart:title svg:x="5.2cm" svg:y="0.389cm" chart:style-name="ch2">
          <text:p>Circumcircle</text:p>
        </chart:title>
        <chart:subtitle svg:x="0cm" svg:y="0cm" chart:style-name="ch3">
          <text:p/>
        </chart:subtitle>
        <chart:legend svg:x="8.8cm" svg:y="0cm" style:legend-expansion="custom" chartooo:width="4.363cm" chartooo:height="4.804cm" style:legend-expansion-aspect-ratio="0.908201498751041" chart:style-name="ch4"/>
        <chart:plot-area chart:style-name="ch5" table:cell-range-address="Circumcircle.J46:Circumcircle.K82 Circumcircle.K12:Circumcircle.K16 Circumcircle.K18:Circumcircle.K18 Circumcircle.K21:Circumcircle.K22 Circumcircle.K24:Circumcircle.K25 Circumcircle.K27:Circumcircle.K28 Circumcircle.F41:Circumcircle.F43 Circumcircle.K31:Circumcircle.K32 Circumcircle.K34:Circumcircle.K35 Circumcircle.K37:Circumcircle.K38" svg:x="1.082cm" svg:y="1.466cm" svg:width="11.217cm" svg:height="11.232cm">
          <chartooo:coordinate-region svg:x="1.228cm" svg:y="1.64cm" svg:width="10.977cm" svg:height="10.886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ircumcircle.K46:Circumcircle.K82" chart:class="chart:scatter">
            <chart:domain table:cell-range-address="Circumcircle.J46:Circumcircle.J82"/>
            <chart:data-point chart:repeated="37"/>
          </chart:series>
          <chart:series chart:style-name="ch9" chart:values-cell-range-address="Circumcircle.K12:Circumcircle.K16" chart:class="chart:scatter">
            <chart:domain table:cell-range-address="Circumcircle.J12:Circumcircle.J16"/>
            <chart:data-point chart:repeated="5"/>
          </chart:series>
          <chart:series chart:style-name="ch10" chart:values-cell-range-address="Circumcircle.K18:Circumcircle.K18" chart:class="chart:scatter">
            <chart:domain table:cell-range-address="Circumcircle.J18:Circumcircle.J18"/>
            <chart:data-point/>
          </chart:series>
          <chart:series chart:style-name="ch11" chart:values-cell-range-address="Circumcircle.K21:Circumcircle.K22" chart:class="chart:scatter">
            <chart:domain table:cell-range-address="Circumcircle.J21:Circumcircle.J22"/>
            <chart:data-point chart:repeated="2"/>
          </chart:series>
          <chart:series chart:style-name="ch12" chart:values-cell-range-address="Circumcircle.K24:Circumcircle.K25" chart:class="chart:scatter">
            <chart:domain table:cell-range-address="Circumcircle.J24:Circumcircle.J25"/>
            <chart:data-point chart:repeated="2"/>
          </chart:series>
          <chart:series chart:style-name="ch13" chart:values-cell-range-address="Circumcircle.K27:Circumcircle.K28" chart:class="chart:scatter">
            <chart:domain table:cell-range-address="Circumcircle.J27:Circumcircle.J28"/>
            <chart:data-point chart:repeated="2"/>
          </chart:series>
          <chart:series chart:style-name="ch14" chart:values-cell-range-address="Circumcircle.F41:Circumcircle.F41" chart:class="chart:scatter">
            <chart:domain table:cell-range-address="Circumcircle.E41:Circumcircle.E41"/>
            <chart:data-point/>
          </chart:series>
          <chart:series chart:style-name="ch15" chart:values-cell-range-address="Circumcircle.F42:Circumcircle.F42" chart:class="chart:scatter">
            <chart:domain table:cell-range-address="Circumcircle.E42:Circumcircle.E42"/>
            <chart:data-point/>
          </chart:series>
          <chart:series chart:style-name="ch16" chart:values-cell-range-address="Circumcircle.F43:Circumcircle.F43" chart:class="chart:scatter">
            <chart:domain table:cell-range-address="Circumcircle.E43:Circumcircle.E43"/>
            <chart:data-point/>
          </chart:series>
          <chart:series chart:style-name="ch17" chart:values-cell-range-address="Circumcircle.K31:Circumcircle.K32" chart:class="chart:scatter">
            <chart:domain table:cell-range-address="Circumcircle.J31:Circumcircle.J32"/>
            <chart:data-point chart:repeated="2"/>
          </chart:series>
          <chart:series chart:style-name="ch17" chart:values-cell-range-address="Circumcircle.K34:Circumcircle.K35" chart:class="chart:scatter">
            <chart:domain table:cell-range-address="Circumcircle.J34:Circumcircle.J35"/>
            <chart:data-point chart:repeated="2"/>
          </chart:series>
          <chart:series chart:style-name="ch17" chart:values-cell-range-address="Circumcircle.K37:Circumcircle.K38" chart:class="chart:scatter">
            <chart:domain table:cell-range-address="Circumcircle.J37:Circumcircle.J38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8364596735483">
                <text:p>6.28364596735483</text:p>
                <draw:g>
                  <svg:desc>Circumcircle.J46:Circumcircle.J82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46:Circumcircle.K82</svg:desc>
                </draw:g>
              </table:table-cell>
              <table:table-cell office:value-type="float" office:value="-3">
                <text:p>-3</text:p>
                <draw:g>
                  <svg:desc>Circumcircle.J12:Circumcircle.J16</svg:desc>
                </draw:g>
              </table:table-cell>
              <table:table-cell office:value-type="float" office:value="-2">
                <text:p>-2</text:p>
                <draw:g>
                  <svg:desc>Circumcircle.K12:Circumcircle.K16</svg:desc>
                </draw:g>
              </table:table-cell>
              <table:table-cell office:value-type="float" office:value="0.894366197183099">
                <text:p>0.894366197183099</text:p>
                <draw:g>
                  <svg:desc>Circumcircle.J18:Circumcircle.J18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18:Circumcircle.K18</svg:desc>
                </draw:g>
              </table:table-cell>
              <table:table-cell office:value-type="float" office:value="0.894366197183099">
                <text:p>0.894366197183099</text:p>
                <draw:g>
                  <svg:desc>Circumcircle.J21:Circumcircle.J22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21:Circumcircle.K22</svg:desc>
                </draw:g>
              </table:table-cell>
              <table:table-cell office:value-type="float" office:value="0.894366197183099">
                <text:p>0.894366197183099</text:p>
                <draw:g>
                  <svg:desc>Circumcircle.J24:Circumcircle.J25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24:Circumcircle.K25</svg:desc>
                </draw:g>
              </table:table-cell>
              <table:table-cell office:value-type="float" office:value="0.894366197183099">
                <text:p>0.894366197183099</text:p>
                <draw:g>
                  <svg:desc>Circumcircle.J27:Circumcircle.J28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27:Circumcircle.K28</svg:desc>
                </draw:g>
              </table:table-cell>
              <table:table-cell office:value-type="float" office:value="1.5">
                <text:p>1.5</text:p>
                <draw:g>
                  <svg:desc>Circumcircle.E41:Circumcircle.E41</svg:desc>
                </draw:g>
              </table:table-cell>
              <table:table-cell office:value-type="float" office:value="-1">
                <text:p>-1</text:p>
                <draw:g>
                  <svg:desc>Circumcircle.F41:Circumcircle.F41</svg:desc>
                </draw:g>
              </table:table-cell>
              <table:table-cell office:value-type="float" office:value="4">
                <text:p>4</text:p>
                <draw:g>
                  <svg:desc>Circumcircle.E42:Circumcircle.E42</svg:desc>
                </draw:g>
              </table:table-cell>
              <table:table-cell office:value-type="float" office:value="3.5">
                <text:p>3.5</text:p>
                <draw:g>
                  <svg:desc>Circumcircle.F42:Circumcircle.F42</svg:desc>
                </draw:g>
              </table:table-cell>
              <table:table-cell office:value-type="float" office:value="-0.5">
                <text:p>-0.5</text:p>
                <draw:g>
                  <svg:desc>Circumcircle.E43:Circumcircle.E43</svg:desc>
                </draw:g>
              </table:table-cell>
              <table:table-cell office:value-type="float" office:value="2.5">
                <text:p>2.5</text:p>
                <draw:g>
                  <svg:desc>Circumcircle.F43:Circumcircle.F43</svg:desc>
                </draw:g>
              </table:table-cell>
              <table:table-cell office:value-type="float" office:value="0.894366197183099">
                <text:p>0.894366197183099</text:p>
                <draw:g>
                  <svg:desc>Circumcircle.J31:Circumcircle.J32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31:Circumcircle.K32</svg:desc>
                </draw:g>
              </table:table-cell>
              <table:table-cell office:value-type="float" office:value="0.894366197183099">
                <text:p>0.894366197183099</text:p>
                <draw:g>
                  <svg:desc>Circumcircle.J34:Circumcircle.J35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34:Circumcircle.K35</svg:desc>
                </draw:g>
              </table:table-cell>
              <table:table-cell office:value-type="float" office:value="0.894366197183099">
                <text:p>0.894366197183099</text:p>
                <draw:g>
                  <svg:desc>Circumcircle.J37:Circumcircle.J38</svg:desc>
                </draw:g>
              </table:table-cell>
              <table:table-cell office:value-type="float" office:value="1.72535211267606">
                <text:p>1.72535211267606</text:p>
                <draw:g>
                  <svg:desc>Circumcircle.K37:Circumcircle.K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0177069800007">
                <text:p>6.20177069800007</text:p>
              </table:table-cell>
              <table:table-cell office:value-type="float" office:value="2.66119072370363">
                <text:p>2.6611907237036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-0.5">
                <text:p>-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5863262856425">
                <text:p>5.95863262856425</text:p>
              </table:table-cell>
              <table:table-cell office:value-type="float" office:value="3.56859435209232">
                <text:p>3.5685943520923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6161938625338">
                <text:p>5.56161938625338</text:p>
              </table:table-cell>
              <table:table-cell office:value-type="float" office:value="4.41999199776192">
                <text:p>4.4199919977619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2279401753668">
                <text:p>5.02279401753668</text:p>
              </table:table-cell>
              <table:table-cell office:value-type="float" office:value="5.18951437407677">
                <text:p>5.1895143740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5852845858381">
                <text:p>4.35852845858381</text:p>
              </table:table-cell>
              <table:table-cell office:value-type="float" office:value="5.85377993302964">
                <text:p>5.8537799330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8900608226896">
                <text:p>3.58900608226896</text:p>
              </table:table-cell>
              <table:table-cell office:value-type="float" office:value="6.39260530174634">
                <text:p>6.3926053017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3760843659936">
                <text:p>2.73760843659936</text:p>
              </table:table-cell>
              <table:table-cell office:value-type="float" office:value="6.78961854405721">
                <text:p>6.7896185440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3020480821067">
                <text:p>1.83020480821067</text:p>
              </table:table-cell>
              <table:table-cell office:value-type="float" office:value="7.03275661349303">
                <text:p>7.0327566134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4366197183099">
                <text:p>0.894366197183099</text:p>
              </table:table-cell>
              <table:table-cell office:value-type="float" office:value="7.11463188284779">
                <text:p>7.11463188284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14724138444749">
                <text:p>-0.0414724138444749</text:p>
              </table:table-cell>
              <table:table-cell office:value-type="float" office:value="7.03275661349303">
                <text:p>7.0327566134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48876042233162">
                <text:p>-0.948876042233162</text:p>
              </table:table-cell>
              <table:table-cell office:value-type="float" office:value="6.78961854405721">
                <text:p>6.7896185440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027368790276">
                <text:p>-1.80027368790276</text:p>
              </table:table-cell>
              <table:table-cell office:value-type="float" office:value="6.39260530174634">
                <text:p>6.3926053017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56979606421761">
                <text:p>-2.56979606421761</text:p>
              </table:table-cell>
              <table:table-cell office:value-type="float" office:value="5.85377993302964">
                <text:p>5.8537799330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3406162317048">
                <text:p>-3.23406162317048</text:p>
              </table:table-cell>
              <table:table-cell office:value-type="float" office:value="5.18951437407677">
                <text:p>5.1895143740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77288699188718">
                <text:p>-3.77288699188718</text:p>
              </table:table-cell>
              <table:table-cell office:value-type="float" office:value="4.41999199776193">
                <text:p>4.419991997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16990023419805">
                <text:p>-4.16990023419805</text:p>
              </table:table-cell>
              <table:table-cell office:value-type="float" office:value="3.56859435209232">
                <text:p>3.5685943520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41303830363387">
                <text:p>-4.41303830363387</text:p>
              </table:table-cell>
              <table:table-cell office:value-type="float" office:value="2.66119072370363">
                <text:p>2.6611907237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49491357298863">
                <text:p>-4.49491357298863</text:p>
              </table:table-cell>
              <table:table-cell office:value-type="float" office:value="1.72535211267606">
                <text:p>1.7253521126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41303830363387">
                <text:p>-4.41303830363387</text:p>
              </table:table-cell>
              <table:table-cell office:value-type="float" office:value="0.789513501648488">
                <text:p>0.78951350164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16990023419805">
                <text:p>-4.16990023419805</text:p>
              </table:table-cell>
              <table:table-cell office:value-type="float" office:value="-0.117890126740202">
                <text:p>-0.11789012674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77288699188718">
                <text:p>-3.77288699188718</text:p>
              </table:table-cell>
              <table:table-cell office:value-type="float" office:value="-0.969287772409805">
                <text:p>-0.969287772409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23406162317048">
                <text:p>-3.23406162317048</text:p>
              </table:table-cell>
              <table:table-cell office:value-type="float" office:value="-1.73881014872465">
                <text:p>-1.7388101487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6979606421761">
                <text:p>-2.56979606421761</text:p>
              </table:table-cell>
              <table:table-cell office:value-type="float" office:value="-2.40307570767752">
                <text:p>-2.40307570767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0027368790277">
                <text:p>-1.80027368790277</text:p>
              </table:table-cell>
              <table:table-cell office:value-type="float" office:value="-2.94190107639422">
                <text:p>-2.9419010763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48876042233162">
                <text:p>-0.948876042233162</text:p>
              </table:table-cell>
              <table:table-cell office:value-type="float" office:value="-3.33891431870509">
                <text:p>-3.33891431870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1472413844475">
                <text:p>-0.041472413844475</text:p>
              </table:table-cell>
              <table:table-cell office:value-type="float" office:value="-3.58205238814091">
                <text:p>-3.5820523881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4366197183098">
                <text:p>0.894366197183098</text:p>
              </table:table-cell>
              <table:table-cell office:value-type="float" office:value="-3.66392765749567">
                <text:p>-3.6639276574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3020480821067">
                <text:p>1.83020480821067</text:p>
              </table:table-cell>
              <table:table-cell office:value-type="float" office:value="-3.58205238814091">
                <text:p>-3.5820523881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3760843659936">
                <text:p>2.73760843659936</text:p>
              </table:table-cell>
              <table:table-cell office:value-type="float" office:value="-3.33891431870509">
                <text:p>-3.33891431870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8900608226896">
                <text:p>3.58900608226896</text:p>
              </table:table-cell>
              <table:table-cell office:value-type="float" office:value="-2.94190107639422">
                <text:p>-2.9419010763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5852845858381">
                <text:p>4.35852845858381</text:p>
              </table:table-cell>
              <table:table-cell office:value-type="float" office:value="-2.40307570767752">
                <text:p>-2.40307570767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02279401753667">
                <text:p>5.02279401753667</text:p>
              </table:table-cell>
              <table:table-cell office:value-type="float" office:value="-1.73881014872465">
                <text:p>-1.7388101487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6161938625338">
                <text:p>5.56161938625338</text:p>
              </table:table-cell>
              <table:table-cell office:value-type="float" office:value="-0.969287772409803">
                <text:p>-0.96928777240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5863262856425">
                <text:p>5.95863262856425</text:p>
              </table:table-cell>
              <table:table-cell office:value-type="float" office:value="-0.117890126740202">
                <text:p>-0.11789012674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0177069800007">
                <text:p>6.20177069800007</text:p>
              </table:table-cell>
              <table:table-cell office:value-type="float" office:value="0.789513501648486">
                <text:p>0.78951350164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28364596735483">
                <text:p>6.28364596735483</text:p>
              </table:table-cell>
              <table:table-cell office:value-type="float" office:value="1.72535211267606">
                <text:p>1.7253521126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Excel_20_line_20_dash_20_1" draw:display-name="Excel line dash 1" draw:style="rect" draw:dots2="1" draw:dots2-length="0.424cm" draw:distance="0.106cm"/>
    <draw:stroke-dash draw:name="Excel_20_line_20_dash_20_2" draw:display-name="Excel line dash 2" draw:style="rect" draw:dots1="1" draw:dots1-length="0.106cm" draw:distance="0.106cm"/>
    <draw:stroke-dash draw:name="Excel_20_line_20_dash_20_3" draw:display-name="Excel line dash 3" draw:style="rect" draw:dots1="1" draw:dots1-length="0.106cm" draw:dots2="1" draw:dots2-length="0.424cm" draw:distance="0.106cm"/>
  </office:styles>
</office:document-styles>
</file>